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eb93b"/>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officeooo:paragraph-rsid="000eb93b"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officeooo:paragraph-rsid="0015a938"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officeooo:rsid="001903c3" officeooo:paragraph-rsid="00207106"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fo:font-style="normal" officeooo:rsid="000ecd0d" officeooo:paragraph-rsid="000ecd0d"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fo:font-style="normal" officeooo:rsid="001903c3" officeooo:paragraph-rsid="001903c3"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fo:color="#0000ff"/>
    </style:style>
    <style:style style:name="P65" style:family="paragraph" style:parent-style-name="Text_20_body">
      <style:paragraph-properties fo:margin-left="0in" fo:margin-right="0in" fo:text-align="justify" style:justify-single-word="false" fo:text-indent="0.1965in" style:auto-text-indent="false"/>
      <style:text-properties fo:color="#0000ff" officeooo:rsid="001c6e9b" officeooo:paragraph-rsid="001c6e9b"/>
    </style:style>
    <style:style style:name="P6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3" style:family="paragraph" style:parent-style-name="Text_20_body">
      <style:paragraph-properties fo:text-align="justify" style:justify-single-word="false"/>
    </style:style>
    <style:style style:name="P84" style:family="paragraph" style:parent-style-name="Text_20_body">
      <style:text-properties fo:language="ru" fo:country="RU"/>
    </style:style>
    <style:style style:name="P85" style:family="paragraph" style:parent-style-name="Text_20_body">
      <loext:graphic-properties draw:fill="solid" draw:fill-color="#eeeeee" draw:opacity="100%"/>
      <style:paragraph-properties fo:background-color="#eeeeee"/>
      <style:text-properties fo:language="ru" fo:country="RU"/>
    </style:style>
    <style:style style:name="P8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7" style:family="paragraph" style:parent-style-name="Text_20_body">
      <style:text-properties fo:language="en" fo:country="US"/>
    </style:style>
    <style:style style:name="P88" style:family="paragraph" style:parent-style-name="Text_20_body">
      <loext:graphic-properties draw:fill="solid" draw:fill-color="#eeeeee" draw:opacity="100%"/>
      <style:paragraph-properties fo:background-color="#eeeeee"/>
    </style:style>
    <style:style style:name="P89" style:family="paragraph" style:parent-style-name="Text_20_body">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90" style:family="paragraph" style:parent-style-name="First_20_line_20_indent">
      <loext:graphic-properties draw:fill="solid" draw:fill-color="#eeeeee" draw:opacity="100%"/>
      <style:paragraph-properties fo:background-color="#eeeeee"/>
      <style:text-properties fo:language="ru" fo:country="RU"/>
    </style:style>
    <style:style style:name="P9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2" style:family="paragraph" style:parent-style-name="Text_20_body">
      <style:paragraph-properties fo:margin-left="0in" fo:margin-right="0in" fo:text-align="justify" style:justify-single-word="false" fo:text-indent="0in" style:auto-text-indent="false"/>
    </style:style>
    <style:style style:name="P93" style:family="paragraph" style:parent-style-name="Text_20_body">
      <style:paragraph-properties fo:margin-left="0in" fo:margin-right="0in" fo:text-align="justify" style:justify-single-word="false" fo:text-indent="0in" style:auto-text-indent="false"/>
      <style:text-properties fo:color="#800000"/>
    </style:style>
    <style:style style:name="P9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5" style:family="paragraph" style:parent-style-name="Text_20_body">
      <style:paragraph-properties fo:margin-left="0in" fo:margin-right="0in" fo:text-align="center"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5" style:family="paragraph" style:parent-style-name="Footnote">
      <style:paragraph-properties fo:margin-left="0in" fo:margin-right="0in" fo:text-indent="0in" style:auto-text-indent="false"/>
      <style:text-properties fo:language="en" fo:country="US"/>
    </style:style>
    <style:style style:name="P106" style:family="paragraph" style:parent-style-name="Footnote">
      <style:text-properties fo:language="en" fo:country="US"/>
    </style:style>
    <style:style style:name="P107" style:family="paragraph" style:parent-style-name="Footnote">
      <style:text-properties fo:language="ru" fo:country="RU"/>
    </style:style>
    <style:style style:name="P108" style:family="paragraph" style:parent-style-name="Footnote">
      <style:text-properties style:use-window-font-color="true"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1" style:family="paragraph" style:parent-style-name="Text_20_body" style:list-style-name="L3">
      <style:text-properties fo:language="ru" fo:country="RU"/>
    </style:style>
    <style:style style:name="P122" style:family="paragraph" style:parent-style-name="Text_20_body" style:list-style-name="L3">
      <style:text-properties fo:language="ru" fo:country="RU" officeooo:rsid="0024db63" officeooo:paragraph-rsid="0024db63"/>
    </style:style>
    <style:style style:name="P1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2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5" style:family="paragraph" style:parent-style-name="Text_20_body">
      <style:paragraph-properties fo:margin-left="0in" fo:margin-right="0in" fo:text-align="justify" style:justify-single-word="false" fo:text-indent="0.1965in" style:auto-text-indent="false"/>
      <style:text-properties fo:font-style="italic" officeooo:rsid="0026df22" officeooo:paragraph-rsid="0026df22" style:font-style-asian="italic" style:font-style-complex="italic"/>
    </style:style>
    <style:style style:name="P126" style:family="paragraph" style:parent-style-name="Text_20_body">
      <style:paragraph-properties fo:margin-left="0in" fo:margin-right="0in" fo:text-align="end" style:justify-single-word="false" fo:text-indent="0.1965in" style:auto-text-indent="false"/>
      <style:text-properties fo:font-style="italic" officeooo:rsid="0026df22" officeooo:paragraph-rsid="0026df22" style:font-style-asian="italic" style:font-style-complex="italic"/>
    </style:style>
    <style:style style:name="P127" style:family="paragraph" style:parent-style-name="Text_20_body">
      <style:paragraph-properties fo:margin-left="0in" fo:margin-right="0in" fo:text-align="justify" style:justify-single-word="false" fo:text-indent="0.1965in" style:auto-text-indent="false"/>
      <style:text-properties officeooo:rsid="000eb93b" officeooo:paragraph-rsid="000eb93b"/>
    </style:style>
    <style:style style:name="P128" style:family="paragraph" style:parent-style-name="Text_20_body">
      <style:paragraph-properties fo:margin-left="0in" fo:margin-right="0in" fo:text-align="center" style:justify-single-word="false" fo:text-indent="0.1965in" style:auto-text-indent="false"/>
    </style:style>
    <style:style style:name="P129" style:family="paragraph" style:parent-style-name="Text_20_body">
      <style:paragraph-properties fo:margin-left="0in" fo:margin-right="0in" fo:text-align="justify" style:justify-single-word="false" fo:text-indent="0.1965in" style:auto-text-indent="false"/>
    </style:style>
    <style:style style:name="P130" style:family="paragraph" style:parent-style-name="Text_20_body">
      <style:paragraph-properties fo:margin-left="0in" fo:margin-right="0in" fo:text-align="justify" style:justify-single-word="false" fo:text-indent="0.1965in" style:auto-text-indent="false"/>
      <style:text-properties officeooo:paragraph-rsid="00349133"/>
    </style:style>
    <style:style style:name="P131" style:family="paragraph" style:parent-style-name="Text_20_body">
      <style:paragraph-properties fo:margin-left="0in" fo:margin-right="0in" fo:text-align="justify" style:justify-single-word="false" fo:text-indent="0.1965in" style:auto-text-indent="false"/>
      <style:text-properties officeooo:paragraph-rsid="00366f6c"/>
    </style:style>
    <style:style style:name="P132" style:family="paragraph" style:parent-style-name="Text_20_body">
      <style:paragraph-properties fo:margin-left="0in" fo:margin-right="0in" fo:text-align="justify" style:justify-single-word="false" fo:text-indent="0.1965in" style:auto-text-indent="false"/>
      <style:text-properties fo:language="ru" fo:country="RU" officeooo:rsid="001b35de" officeooo:paragraph-rsid="001b35de"/>
    </style:style>
    <style:style style:name="P133" style:family="paragraph" style:parent-style-name="Text_20_body">
      <style:paragraph-properties fo:margin-left="0in" fo:margin-right="0in" fo:text-align="justify" style:justify-single-word="false" fo:text-indent="0.1965in" style:auto-text-indent="false"/>
      <style:text-properties fo:language="ru" fo:country="RU" officeooo:rsid="003009e1" officeooo:paragraph-rsid="003009e1"/>
    </style:style>
    <style:style style:name="P134" style:family="paragraph" style:parent-style-name="Text_20_body">
      <style:paragraph-properties fo:margin-left="0in" fo:margin-right="0in" fo:text-align="justify" style:justify-single-word="false" fo:text-indent="0.1965in" style:auto-text-indent="false"/>
      <style:text-properties officeooo:rsid="00395e07" officeooo:paragraph-rsid="003c0ab2"/>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dacda" style:font-style-asian="italic" style:font-style-complex="italic"/>
    </style:style>
    <style:style style:name="P13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1" style:family="paragraph" style:parent-style-name="Heading_20_2">
      <style:text-properties fo:language="en" fo:country="US"/>
    </style:style>
    <style:style style:name="P142" style:family="paragraph" style:parent-style-name="Heading_20_2">
      <style:text-properties fo:language="ru" fo:country="RU"/>
    </style:style>
    <style:style style:name="P143" style:family="paragraph" style:parent-style-name="Heading_20_2">
      <loext:graphic-properties draw:fill="solid" draw:fill-color="#eeeeee" draw:opacity="100%"/>
      <style:paragraph-properties fo:background-color="#eeeeee"/>
      <style:text-properties fo:language="ru" fo:country="RU"/>
    </style:style>
    <style:style style:name="P144" style:family="paragraph" style:parent-style-name="Heading_20_2">
      <loext:graphic-properties draw:fill="solid" draw:fill-color="#eeeeee" draw:opacity="100%"/>
      <style:paragraph-properties fo:background-color="#eeeeee"/>
    </style:style>
    <style:style style:name="P145"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46" style:family="paragraph" style:parent-style-name="Heading_20_1">
      <loext:graphic-properties draw:fill="solid" draw:fill-color="#eeeeee" draw:opacity="100%"/>
      <style:paragraph-properties fo:background-color="#eeeeee"/>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5a938"/>
    </style:style>
    <style:style style:name="T6" style:family="text">
      <style:text-properties fo:language="ru" fo:country="RU" fo:font-weight="normal" style:font-weight-asian="normal" style:font-weight-complex="normal"/>
    </style:style>
    <style:style style:name="T7" style:family="text">
      <style:text-properties fo:language="ru" fo:country="RU" fo:font-weight="normal" officeooo:rsid="0015a938" style:font-weight-asian="normal" style:font-weight-complex="normal"/>
    </style:style>
    <style:style style:name="T8" style:family="text">
      <style:text-properties fo:language="ru" fo:country="RU" fo:font-weight="normal" officeooo:rsid="001b35de" style:font-weight-asian="normal" style:font-weight-complex="normal"/>
    </style:style>
    <style:style style:name="T9" style:family="text">
      <style:text-properties fo:language="ru" fo:country="RU" fo:font-weight="normal" officeooo:rsid="001e3529" style:font-weight-asian="normal" style:font-weight-complex="normal"/>
    </style:style>
    <style:style style:name="T10" style:family="text">
      <style:text-properties fo:language="ru" fo:country="RU" fo:font-weight="normal" officeooo:rsid="001fbbd3" style:font-weight-asian="normal" style:font-weight-complex="normal"/>
    </style:style>
    <style:style style:name="T11" style:family="text">
      <style:text-properties fo:language="ru" fo:country="RU" officeooo:rsid="001903c3"/>
    </style:style>
    <style:style style:name="T12" style:family="text">
      <style:text-properties fo:language="ru" fo:country="RU" officeooo:rsid="001af0b6"/>
    </style:style>
    <style:style style:name="T13" style:family="text">
      <style:text-properties fo:language="ru" fo:country="RU" officeooo:rsid="00292145"/>
    </style:style>
    <style:style style:name="T14" style:family="text">
      <style:text-properties fo:language="ru" fo:country="RU" officeooo:rsid="0029688e"/>
    </style:style>
    <style:style style:name="T15" style:family="text">
      <style:text-properties fo:language="ru" fo:country="RU" officeooo:rsid="00335aac"/>
    </style:style>
    <style:style style:name="T16" style:family="text">
      <style:text-properties fo:language="ru" fo:country="RU" officeooo:rsid="003654d5"/>
    </style:style>
    <style:style style:name="T17" style:family="text">
      <style:text-properties fo:language="ru" fo:country="RU" officeooo:rsid="00376ea2"/>
    </style:style>
    <style:style style:name="T18" style:family="text">
      <style:text-properties fo:language="ru" fo:country="RU" officeooo:rsid="00393e06"/>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fo:font-style="italic" style:font-style-asian="italic" style:font-style-complex="italic"/>
    </style:style>
    <style:style style:name="T22" style:family="text">
      <style:text-properties fo:language="en" fo:country="US" fo:font-weight="bold"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color="#ff3333"/>
    </style:style>
    <style:style style:name="T25" style:family="text">
      <style:text-properties fo:color="#ff3333" fo:language="ru" fo:country="RU"/>
    </style:style>
    <style:style style:name="T26" style:family="text">
      <style:text-properties fo:color="#ff3333" fo:language="ru" fo:country="RU" fo:font-style="normal" style:font-style-asian="normal" style:font-style-complex="normal"/>
    </style:style>
    <style:style style:name="T27" style:family="text">
      <style:text-properties fo:color="#ff3333"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color="#6666ff" fo:language="ru" fo:country="RU"/>
    </style:style>
    <style:style style:name="T30" style:family="text">
      <style:text-properties fo:color="#800000"/>
    </style:style>
    <style:style style:name="T31" style:family="text">
      <style:text-properties fo:color="#800000" fo:language="ru" fo:country="RU"/>
    </style:style>
    <style:style style:name="T32" style:family="text">
      <style:text-properties fo:color="#800000" fo:language="ru" fo:country="RU" fo:font-style="normal" style:font-style-asian="normal" style:font-style-complex="normal"/>
    </style:style>
    <style:style style:name="T33" style:family="text">
      <style:text-properties fo:color="#800000" fo:language="en" fo:country="US"/>
    </style:style>
    <style:style style:name="T34" style:family="text">
      <style:text-properties fo:color="#800000" fo:language="en" fo:country="US" fo:font-style="normal" style:font-style-asian="normal" style:font-style-complex="normal"/>
    </style:style>
    <style:style style:name="T35" style:family="text">
      <style:text-properties fo:color="#800000" fo:font-style="normal" style:font-style-asian="normal" style:font-style-complex="normal"/>
    </style:style>
    <style:style style:name="T36" style:family="text">
      <style:text-properties fo:color="#ff6600"/>
    </style:style>
    <style:style style:name="T37" style:family="text">
      <style:text-properties fo:color="#ff6600" fo:language="ru" fo:country="RU"/>
    </style:style>
    <style:style style:name="T38" style:family="text">
      <style:text-properties fo:font-weight="bold"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weight="normal" officeooo:rsid="0015a938" style:font-weight-asian="normal" style:font-weight-complex="normal"/>
    </style:style>
    <style:style style:name="T48" style:family="text">
      <style:text-properties style:use-window-font-color="true" fo:language="en" fo:country="US" fo:font-weight="normal" officeooo:rsid="00171c90" style:font-weight-asian="normal" style:font-weight-complex="normal"/>
    </style:style>
    <style:style style:name="T49" style:family="text">
      <style:text-properties style:use-window-font-color="true" fo:language="en" fo:country="US" fo:font-weight="normal" officeooo:rsid="001b35de" style:font-weight-asian="normal" style:font-weight-complex="normal"/>
    </style:style>
    <style:style style:name="T50" style:family="text">
      <style:text-properties style:use-window-font-color="true" fo:language="en" fo:country="US" fo:font-weight="normal" officeooo:rsid="00207106" style:font-weight-asian="normal" style:font-weight-complex="normal"/>
    </style:style>
    <style:style style:name="T51" style:family="text">
      <style:text-properties style:use-window-font-color="true" fo:language="en" fo:country="US" fo:font-weight="normal" officeooo:rsid="002e7070"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officeooo:rsid="000eb93b"/>
    </style:style>
    <style:style style:name="T66" style:family="text">
      <style:text-properties officeooo:rsid="0010c7c0"/>
    </style:style>
    <style:style style:name="T67" style:family="text">
      <style:text-properties officeooo:rsid="001158b4"/>
    </style:style>
    <style:style style:name="T68" style:family="text">
      <style:text-properties officeooo:rsid="001903c3"/>
    </style:style>
    <style:style style:name="T69" style:family="text">
      <style:text-properties officeooo:rsid="0019d203"/>
    </style:style>
    <style:style style:name="T70" style:family="text">
      <style:text-properties officeooo:rsid="001bd9a6"/>
    </style:style>
    <style:style style:name="T71" style:family="text">
      <style:text-properties officeooo:rsid="0022fdec"/>
    </style:style>
    <style:style style:name="T72" style:family="text">
      <style:text-properties officeooo:rsid="00263e86"/>
    </style:style>
    <style:style style:name="T73" style:family="text">
      <style:text-properties officeooo:rsid="0028c96c"/>
    </style:style>
    <style:style style:name="T74" style:family="text">
      <style:text-properties officeooo:rsid="002aa23d"/>
    </style:style>
    <style:style style:name="T75" style:family="text">
      <style:text-properties officeooo:rsid="00313431"/>
    </style:style>
    <style:style style:name="T76" style:family="text">
      <style:text-properties officeooo:rsid="00335aac"/>
    </style:style>
    <style:style style:name="T77" style:family="text">
      <style:text-properties officeooo:rsid="003654d5"/>
    </style:style>
    <style:style style:name="T78" style:family="text">
      <style:text-properties officeooo:rsid="003a1f75"/>
    </style:style>
    <style:style style:name="T79" style:family="text">
      <style:text-properties officeooo:rsid="003dacda"/>
    </style:style>
    <style:style style:name="T80" style:family="text">
      <style:text-properties officeooo:rsid="0040c3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96905865759313378"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2456219023672706656" text:style-name="L2">
        <text:list-item>
          <text:p text:style-name="P119">«Великие грифоны прошлого» - из канона (5<text:span text:style-name="T19">s8e)</text:span></text:p>
        </text:list-item>
        <text:list-item>
          <text:p text:style-name="P119">«Высшие заклинания в повседневном использовании: от песчинки до дворца»</text:p>
        </text:list-item>
        <text:list-item>
          <text:p text:style-name="P120">«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53">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62">Тайны Тайных Наук</text:span>» - обмен</text:p>
        </text:list-item>
        <text:list-item>
          <text:p text:style-name="P120">«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7178116804859394692" text:style-name="L3">
        <text:list-item>
          <text:p text:style-name="P12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1">Селестия — переменчивая пони. В одно время не строгая, а в другое может быть такой, что страшно становится</text:p>
        </text:list-item>
        <text:list-item>
          <text:p text:style-name="P122">У Селестии были такие элементы гармонии: Магия, Доброта, Смех. У Луны — Верность, Честность, Щедрость. <text:span text:style-name="T72">(ксенофазия)</text:span></text:p>
        </text:list-item>
        <text:list-item>
          <text:p text:style-name="P12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1">Около 820-ти лет назад будущий маг Лайтнинг Стар поступил на обучение к наставнику Тииспоту</text:p>
        </text:list-item>
        <text:list-item>
          <text:p text:style-name="P12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1">У Селестии грива и хвост развеваются и переливаются от магического шампуня</text:p>
        </text:list-item>
        <text:list-item>
          <text:p text:style-name="P121">Тело Селестии очень крепкое — может выдержать несколько тонн земли</text:p>
        </text:list-item>
        <text:list-item>
          <text:p text:style-name="P121">Дискорд намного старше принцесс, его магия сильнее ихней на голову</text:p>
        </text:list-item>
        <text:list-item>
          <text:p text:style-name="P121">Луна младше Селестии на 3 года. Сёстрам около 5000 лет. По другим данным, Селестии около 2500 лет (Обмен).</text:p>
        </text:list-item>
        <text:list-item>
          <text:p text:style-name="P121">Принцессы начали войну с Дискордом в возрасте, когда им было около 700 лет — и продолжалась война почти сто лет</text:p>
        </text:list-item>
        <text:list-item>
          <text:p text:style-name="P121">Самый главный враг сестёр и Дискорда — скука</text:p>
        </text:list-item>
        <text:list-item>
          <text:p text:style-name="P121">В Эквестрии на одного жеребца приходится четыре - пять кобыл</text:p>
        </text:list-item>
        <text:list-item>
          <text:p text:style-name="P12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1">Селестия в первые полторы тысячи лет путешествовала — и заварила несколько войн (две — с Эквестрией, в одной была против Луны)</text:p>
        </text:list-item>
        <text:list-item>
          <text:p text:style-name="P121">Настоящий цвет гривы Селестии — клубнично-розовая. Радужный цвет гривы и хвоста поддерживается магией</text:p>
        </text:list-item>
        <text:list-item>
          <text:p text:style-name="P121">Кроме Дискорда, старше сестёр ещё старейшина драконов</text:p>
        </text:list-item>
        <text:list-item>
          <text:p text:style-name="P121">Кэйденс не прожила и 60-ти лет и является низкорожденной</text:p>
        </text:list-item>
        <text:list-item>
          <text:p text:style-name="P12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1">Народ тихо фигел от нововведений и с ещё большим ожесточением продолжал делать по-своему</text:p>
        </text:list-item>
        <text:list-item>
          <text:p text:style-name="P12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1">Когда пони женятся, они обмениваются ножными браслетами</text:p>
        </text:list-item>
        <text:list-item>
          <text:p text:style-name="P121">Светилами, кроме сестёр, могут управлять единороги (группы), Дискорд, Твайлайт и Старсвирл</text:p>
        </text:list-item>
        <text:list-item>
          <text:p text:style-name="P121">Королева Кризалис — правительница Зелёной Долины</text:p>
        </text:list-item>
        <text:list-item>
          <text:p text:style-name="P121">Мать Луны и Селестии — аликорн Лорен. Мать Дискорда — Алиса (пони-человек)</text:p>
        </text:list-item>
        <text:list-item>
          <text:p text:style-name="P12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3">Искусственный интеллект. Создан Владом и Максом. Разработан для управления корпорациями.</text:p>
      <text:h text:style-name="Heading_20_3" text:outline-level="3">Норф</text:h>
      <text:p text:style-name="P8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9">(2500 ?)</text:span>. Страдает о скуки.</text:p>
      <text:h text:style-name="Heading_20_3" text:outline-level="3">Луна</text:h>
      <text:p text:style-name="P8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2">Единорог. Холост, молод, мечтателен. Живёт в Кантерлоте. В свободное время рисует облака.</text:p>
      <text:h text:style-name="Heading_20_3" text:outline-level="3">Алекс</text:h>
      <text:p text:style-name="P92">Менеджер проектов, над одним из которых (Нексус) работает Макс.</text:p>
      <text:h text:style-name="Heading_20_3" text:outline-level="3">Ростик</text:h>
      <text:p text:style-name="P92">Лидер команды тестировщиков</text:p>
      <text:h text:style-name="Heading_20_3" text:outline-level="3">Стас</text:h>
      <text:p text:style-name="P92">Программист-новичок в команде Макса.</text:p>
      <text:h text:style-name="Heading_20_3" text:outline-level="3"><text:soft-page-break/>Рома</text:h>
      <text:p text:style-name="P92">Программист в команде UI-программистов</text:p>
      <text:h text:style-name="Heading_20_3" text:outline-level="3">Анджела</text:h>
      <text:p text:style-name="P92">Сисадмин. Флиртует с Максом.</text:p>
      <text:p text:style-name="P92"/>
      <text:h text:style-name="Heading_20_2" text:outline-level="2">Положения</text:h>
      <text:p text:style-name="P9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1">В <text:span text:style-name="T1">конце</text:span> каждой главы <text:span text:style-name="T1">(чтобы не спойлерить)</text:span> - рисунок мозаики, отображающий суть главы.</text:p>
      <text:p text:style-name="P31"/>
      <text:h text:style-name="P141" text:outline-level="2">1. Терра</text:h>
      <text:p text:style-name="P30">музыка - кондовая электронная, холодная и отчаянная (Electronics “Disappointed”)</text:p>
      <text:p text:style-name="P94">&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30">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0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6">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9">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19">RnD-</text:span><text:span text:style-name="T1">зоны</text:span><text:span text:style-name="T1"><text:note text:id="ftn3" text:note-class="footnote"><text:note-citation>3</text:note-citation><text:note-body><text:p text:style-name="P10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9">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8"><text:span text:style-name="T19">&gt;\</text:span>Привет, Нексус. Это Макс.</text:p>
      <text:p text:style-name="P58"><text:span text:style-name="T19">&lt;\</text:span>Привет Макс. <text:span text:style-name="T1">Рад тебя видеть. Где ты отсутствовал три дня?</text:span></text:p>
      <text:p text:style-name="P58"><text:span text:style-name="T19">&gt;\</text:span><text:span text:style-name="T1">Неважно.</text:span><text:span text:style-name="T19"> </text:span>Выдай <text:span text:style-name="T1">общую </text:span>диагностику <text:span text:style-name="T1">на экран</text:span> в сжатом формате.</text:p>
      <text:p text:style-name="P28"/>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58"><text:span text:style-name="T19">&gt;\</text:span>Как называется наш проект?</text:p>
      <text:p text:style-name="P58"><text:span text:style-name="T19">&lt;\</text:span>Дайсон.</text:p>
      <text:p text:style-name="P58"><text:span text:style-name="T19">&gt;\</text:span>Сколько тебе лет?</text:p>
      <text:p text:style-name="P58"><text:soft-page-break/><text:span text:style-name="T19">&lt;\</text:span>Два года с начала запуска кластера.</text:p>
      <text:p text:style-name="P58"><text:span text:style-name="T19">&gt;\</text:span>Какой сейчас год?</text:p>
      <text:p text:style-name="P58"><text:span text:style-name="T19">&gt;\</text:span>202<text:span text:style-name="T1">6</text:span>-й.</text:p>
      <text:p text:style-name="P29"/>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58"><text:span text:style-name="T19">&gt;\</text:span>Нексус, отключи память <text:span text:style-name="T1">заданий</text:span> за последнюю неделю.</text:p>
      <text:p text:style-name="P58"><text:span text:style-name="T19">&lt;\</text:span>Выполнено.</text:p>
      <text:p text:style-name="P58"><text:span text:style-name="T1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8"><text:span text:style-name="T19">&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19">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1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19">&lt;\</text:span><text:span text:style-name="T1">Выполняю задачу</text:span>...</text:p>
      <text:p text:style-name="P59"><text:span text:style-name="T19">&lt;\</text:span>...</text:p>
      <text:p text:style-name="P59"><text:span text:style-name="T19">&lt;\</text:span>Решение:</text:p>
      <text:p text:style-name="P59"><text:span text:style-name="T1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1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9">:47.bmf»</text:span></text:p>
      <text:p text:style-name="P28"/>
      <text:p text:style-name="P37">&lt;<text:span text:style-name="T1">как-то говённо. Улучшить</text:span>&gt;</text:p>
      <text:p text:style-name="P41">Хм, не понял? Ч<text:span text:style-name="T1">ё</text:span> за хрень?</text:p>
      <text:p text:style-name="P41"/>
      <text:p text:style-name="P58"><text:span text:style-name="T19">&gt;</text:span>\Нексус, почему ты используешь жёсткие настройки <text:span text:style-name="T1">для решения задачи</text:span>?</text:p>
      <text:p text:style-name="P58"><text:span text:style-name="T19">&lt;\</text:span>Настройки правильные, <text:span text:style-name="T1">Макс</text:span>.</text:p>
      <text:p text:style-name="P29"/>
      <text:p text:style-name="P41">Хм. Кто-то из релиз-команды лажанулся <text:span text:style-name="T1">с бизнес-настройками</text:span><text:span text:style-name="T19">?</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58"><text:span text:style-name="T19">&gt;</text:span>\Нексус, <text:span text:style-name="T1">в неком городе живёт брадобрей, который бреет всех людей, которые не бреются сами. Вопрос: кто бреет брадобрея</text:span>?</text:p>
      <text:p text:style-name="P29"/>
      <text:p text:style-name="P41">Вместо ответа Нексус выплюнул в консоль длинную строку букв и служебных символов, среди которых бросилась в глаза строка “<text:span text:style-name="T38">incompartible interface Analytics v.0.93 beta</text:span>”</text:p>
      <text:p text:style-name="P41">Ага, уже теплее.</text:p>
      <text:p text:style-name="P41"/>
      <text:p text:style-name="P58"><text:span text:style-name="T19">&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1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9">–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19">.</text:span></text:p>
      <text:p text:style-name="P68">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5">***</text:p>
      <text:p text:style-name="P95"/>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6">Junior — <text:span text:style-name="T1">младший программист.</text:span></text:p></text:note-body></text:note></text:span><text:span text:style-name="T1">, а оглянуться не успел — и уже лидер проекта, входящего в </text:span><text:span text:style-name="T19">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text:soft-page-break/>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4">***</text:p>
      <text:p text:style-name="P4"/>
      <text:p text:style-name="P1">Грохот улицы не достигал крыши 34-хэтажного корпуса <text:span text:style-name="T3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9">&lt;</text:span><text:span text:style-name="T31">месяц</text:span><text:span text:style-name="T19">&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6">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8">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9">2. </text:span>Дом, любимый дом</text:h>
      <text:p text:style-name="P63">Музыка быстрая, тревожная, надорваная и печальная (Pet Shop Boys “So Hard” ?)</text:p>
      <text:p text:style-name="P32"/>
      <text:p text:style-name="P9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2"/>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9">–</text:span> Она очнулась.</text:p>
      <text:p text:style-name="P1">Сразу стало ясно три вещи.</text:p>
      <text:p text:style-name="P1">1) Единорог <text:span text:style-name="T1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 боли <text:span text:style-name="T3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9">облака.&lt;</text:span><text:span text:style-name="T31">Описание получше. Подземелье</text:span><text:span text:style-name="T19">&gt; Воздух вокруг был буквально наэлектризован некой силой. Чувствовалось напряжение огромных </text:span><text:soft-page-break/><text:span text:style-name="T19">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1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1">Именно Селестия нашла пророчество-заклинание Свирла и настояла на его исполнении</text:span><text:span text:style-name="T1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9">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9">верх</text:span>…</text:p>
      <text:p text:style-name="P6">Тут м<text:span text:style-name="T19">еня, </text:span>наконец,<text:span text:style-name="T19"> стошнило. Буквально вывернуло наизнанку: из носа текло, в глазах стояли слёзы. </text:span></text:p>
      <text:p text:style-name="P6"><text:span text:style-name="T19">Д</text:span>искорд сделал шаг в сторону, чтобы не попасть под брызги.</text:p>
      <text:p text:style-name="P1"><text:span text:style-name="T19">–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6"><text:span text:style-name="T19">Селестия снова взглянула на меня. Н</text:span>ос её медленно сморщился. <text:span text:style-name="T1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text:soft-page-break/>–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7">Спи, сестра моя родная,<text:line-break/>Спи. Усни.<text:line-break/>Крыльями тебя укрою,<text:line-break/>Спи. Усни.</text:p><text:p text:style-name="P107"><text:tab/>В чаще тёмной волки воют,<text:line-break/>Спи. Усни.</text:p><text:p text:style-name="P107"><text:tab/>В мрачном замке духи ноют,<text:line-break/>Спи. Усни.</text:p><text:p text:style-name="P107"><text:tab/>Сказки вечность нам читает,<text:line-break/>Спи. Усни.<text:line-break/>День осенний угасает,<text:line-break/>Спи. Усни.<text:line-break/>Помни только в сне глубоком,</text:p><text:p text:style-name="P10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4">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1">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30">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9">,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text:soft-page-break/>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9">–</text:span> Уфф! Выкарабкались. Почти без потерь, <text:span text:style-name="T19">–</text:span> заметил Дискорд, оглядывая крыло. <text:span text:style-name="T19">–</text:span> Могло быть и хуже.</text:p>
      <text:p text:style-name="P6"><text:span text:style-name="T1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9">–</text:span> ТЫ!!! ТЫ!..</text:p>
      <text:p text:style-name="P6"><text:span text:style-name="T19">–</text:span> Да, я!!! <text:span text:style-name="T19">–</text:span> Дискорд подбоченился и с вызовом посмотрел на разъярённую аликорницу. <text:span text:style-name="T19">–</text:span> Можешь скинуть меня в болото, можешь превратить обратно в камень, &lt;<text:span text:style-name="T3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9">–</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0"/>
      <text:h text:style-name="Heading_20_2" text:outline-level="2"><text:span text:style-name="T19">3. </text:span>Кантерлот</text:h>
      <text:p text:style-name="P64">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2426121381106888992"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9"><text:s/>–</text:span> Блядь, как меня заебала эта архаика! Когда-нибудь пошлю нахер все каноны письменности и учредю свои! С блекджеком и шлюхами. <text:span text:style-name="T19">– Стар Свирл перевернулся на другой бок и обратился к учени</text:span><text:span text:style-name="T1">це</text:span><text:span text:style-name="T19">. – Это не пиши, это оффтоп.</text:span></text:p><text:p text:style-name="P105"><text:s/>Сколько страниц сегодня нахреначили?</text:p><text:p text:style-name="P106">– <text:span text:style-name="T1">Восемь, учитель!</text:span></text:p><text:p text:style-name="P106">– Отлично. Надиктую ещё две и сбегаешь за кофе.</text:p></text:note-body></text:note></text:span></text:p>
        </text:list-item>
      </text:list>
      <text:p text:style-name="P8"/>
      <text:p text:style-name="P12">Я захлопнул “Основы заклятий<text:span text:style-name="T1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Дискорд исчез. Последний раз драконикуса видели, когда он на своей маленькой и юркой колеснице удалялся в сторону Жеребячьих<text:span text:style-name="T30">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0"><text:span text:style-name="T19">Ну, понятно, в элитном придворцовом квартале, который представляет из себя </text:span><text:span text:style-name="T1">верхний город</text:span><text:span text:style-name="T19">, цены кусаются. Надо топать вниз, на окраину. Но, блин, корявые пальцы внесли свою коррективу в шопинг-план!</text:span></text:p>
      <text:p text:style-name="P60"><text:span text:style-name="T19">Как раз на спуске в нижний </text:span><text:span text:style-name="T1">город</text:span><text:span text:style-name="T1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9">.</text:span></text:p>
      <text:p text:style-name="P17">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9">4. </text:span>Библиотека</text:h>
      <text:p text:style-name="P18">&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30">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9">– </text:span>Гм!</text:p><text:p text:style-name="Footnote"><text:span text:style-name="T19">– </text:span>Ну, ты ж понимаешь, что без таланта к магии никакое надувание щёк не поможет. <text:span text:style-name="T1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4"/>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9">За прошедшие дни я уже привык и к магии, и к разумным эквиноподобным и даже </text:span><text:span text:style-name="T1">к вегетарианскому рациону</text:span><text:span text:style-name="T19">.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20">–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1">Селестия нахмурилась и приняла грозный вид.</text:p>
      <text:p text:style-name="P51"><text:span text:style-name="T19">– </text:span>Не забывай, человек, я — могущественный маг и правитель Эквестрии. Ко мне нужно относиться с должным уважением!</text:p>
      <text:p text:style-name="P51"><text:span text:style-name="T19">– </text:span>А то что? Превратишь в жабу? Сошлёшь на Луну? Убьёшь нахер?</text:p>
      <text:p text:style-name="P51">Аликорница сникла. Уши её опустились.</text:p>
      <text:p text:style-name="P51"><text:span text:style-name="T19">– </text:span>Макс, не надо... Ты же знаешь, я этого не сделаю.</text:p>
      <text:p text:style-name="P51"><text:span text:style-name="T1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1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9">.</text:span></text:p>
      <text:p text:style-name="P51"><text:span text:style-name="T19">Аликорница уселась н</text:span>а пол <text:span text:style-name="T19">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19">– Лады! Вот видишь, нам легко договориться! А теперь расскажи, наконец, зачем </text:span>т<text:span text:style-name="T19">ы притащил</text:span>а<text:span text:style-name="T19"> меня сюда? Только сначала вытащи катетер из шеи </text:span>— <text:s/>он меня нервирует<text:span text:style-name="T19">. Или погоди, я сам вытащу…</text:span></text:p>
      <text:p text:style-name="P51"><text:span text:style-name="T19">Л</text:span>ампа<text:span text:style-name="T19"> отбрасывал</text:span>а<text:span text:style-name="T19"> мягкие тени на стену библиотеки. Селестия, расположи</text:span>вшись<text:span text:style-name="T19"> у моего кресл</text:span>а,<text:span text:style-name="T1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9">– </text:span>Вот, читай отсюда. <text:span text:style-name="T19">– а</text:span>ликорница подчеркнула абзац копытом.</text:p>
      <text:p text:style-name="P51"><text:soft-page-break/></text:p>
      <text:p text:style-name="P53">***</text:p>
      <text:p text:style-name="P53"/>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30">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5"><text:soft-page-break/><text:span text:style-name="T1">– Занавес. </text:span>– <text:s/><text:span text:style-name="T1">подытожил я.</text:span></text:p>
      <text:p text:style-name="P45"/>
      <text:h text:style-name="P142" text:outline-level="2"><text:span text:style-name="T19">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57">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0">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41" text:outline-level="2">6. Стыд</text:h>
      <text:p text:style-name="P51"/>
      <text:p text:style-name="P54">~~~ Завтра на семь в библиотеке ~~~</text:p>
      <text:p text:style-name="P54"/>
      <text:p text:style-name="P5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саквояж и сунул его в рюкзак.</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8">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0">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9">–</text:span> Постой, постой, <text:span text:style-name="T19">–</text:span> я попыталась удержать ускользающую тень сомнения. <text:span text:style-name="T1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9">–</text:span> По состоянию здоровья? <text:span text:style-name="T19">–</text:span> переспросила я, не спуская с него взгяд.</text:p>
      <text:p text:style-name="P1"><text:span text:style-name="T19">–</text:span> Да, Ваше Высочество, <text:span text:style-name="T19">–</text:span> гонец потупил взгляд, глаза его забегали, <text:span text:style-name="T19">–</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9">–</text:span> Эммм… Они… м-м-м… не больны… в некотором смысле… <text:span text:style-name="T19">–</text:span> гонец изо всех сил ковырял копытом <text:s/>литку, пряча взгляд. <text:span text:style-name="T19">–</text:span> Они… мнэээ… сами… в некотором роде… кхм. Нервный срыв. Переутомление и бессонница… Кхм.</text:p>
      <text:p text:style-name="P1"><text:span text:style-name="T19">–</text:span> Сами <text:span text:style-name="T19">—</text:span> что? <text:span text:style-name="T19">–</text:span> Я постепенно начала понимать причину смущения гонца.</text:p>
      <text:p text:style-name="P1"><text:span text:style-name="T19">–</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9">—</text:span> в возможности летать. И добровольно отказаться от полётов для него <text:span text:style-name="T1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9">– </text:span>Добрый день, Ваше Высочество! <text:span text:style-name="T19">–</text:span> склонились они в поклоне. После некоторого перешёптывания, они всё же назвались по очереди.</text:p>
      <text:p text:style-name="P1"><text:span text:style-name="T19">–</text:span> А где восьмой? <text:span text:style-name="T19">–</text:span> удивилась я. <text:span text:style-name="T19">–</text:span> Мне сказали, вас было восемь. Восемь отказавшихся летать.</text:p>
      <text:p text:style-name="P1"><text:span text:style-name="T19">–</text:span> Да, Ваше Высочество, п-принцесса Селестия, <text:span text:style-name="T19">–</text:span> старший из них запинался от волнения. <text:span text:style-name="T1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9">–</text:span> Успокойтесь, <text:span text:style-name="T1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меня всё это время??? Но кто??? Кто их отец?!! КТО ЭТОТ… !!!</text:p>
      <text:p text:style-name="P6">Мне пришлось заткнуть Луне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От волнения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9">— и втайне немного завидовала этому</text:span>. Если бы сестра со своими способностями к магии умела обуздывать свои эмоции <text:span text:style-name="T19">—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text:soft-page-break/>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9">—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9">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text:soft-page-break/>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9">—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19">40-6</text:span></text:h>
      <text:p text:style-name="P66">Mark Knopfler — Hill Farmers Blues — или на следующую главу (прощание)</text:p>
      <text:p text:style-name="P51"/>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0">Истончения </text:span>(быть может, к счастью). Всё, что я могу <text:span text:style-name="T19">— оставить тебе напутствие.</text:span></text:p>
      <text:p text:style-name="P54"><text:span text:style-name="T1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9">говорить, а даже </text:span>и <text:span text:style-name="T1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19">Тебе может не нравиться этот мир. Тебе могут не нравиться пони. Ты можешь быть удивлён и обижен </text:span>их <text:span text:style-name="T1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19">— </text:span>и ты увидишь, как мир меняется к лучшему. Он очень молод и гибок. Он горит желанием изменяться. Но в этом его слабость <text:span text:style-name="T19">— </text:span>он может меняться и в плохую сторону. От тебя зависит, в какую.</text:p>
      <text:p text:style-name="P54">Эх, хотел бы я поменяться с тобой местами <text:span text:style-name="T1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45">…</text:p>
      <text:p text:style-name="P45"/>
      <text:p text:style-name="P51">Тоже мне, философ выискался, Диоген копытный! Вот не люблю, когда всякие "гуру" с глубокомысленным видом порют чушь. Эквестрия <text:span text:style-name="T21">—</text:span> отличная страна, пони <text:span text:style-name="T21">— </text:span><text:span text:style-name="T19">прекрасные создания, порядки тут отличные! Чисто, культурно, вежливо. Дворецкий </text:span><text:span text:style-name="T21">—</text:span><text:span text:style-name="T1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9">– </text:span>Её Высочество Принцесса Селестия хочет видеть вас, человек Макс.</text:p>
      <text:p text:style-name="P1">Я захлопнул трактат<text:span text:style-name="T1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9">–</text:span> Уже иду. Где я могу её найти?</text:p>
      <text:p text:style-name="P1"><text:span text:style-name="T19">–</text:span> Я проведу вас, человек Макс. <text:span text:style-name="T1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5">— вся архитектура явно </text:span><text:span text:style-name="T41">была </text:span><text:span text:style-name="T45">заточена под крылатых. Таких, для которых приземлиться на балкон в тронном зале или уйти через портик на крыше</text:span><text:span text:style-name="T59"> </text:span><text:span text:style-name="T45">—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5"> </text:span><text:span text:style-name="T41">Его центр занимал высокий </text:span><text:span text:style-name="T45">кругл</text:span><text:span text:style-name="T41">ый</text:span><text:span text:style-name="T45"> </text:span><text:span text:style-name="T41">футон</text:span><text:span text:style-name="T45"> </text:span><text:span text:style-name="T41">с</text:span><text:span text:style-name="T45"> велик</text:span><text:span text:style-name="T41">им</text:span><text:span text:style-name="T45"> множество</text:span><text:span text:style-name="T41">м</text:span><text:span text:style-name="T4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9">— корректировка орбиты слишком груба для поддержания благоприятных условий</text:span>.</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text:soft-page-break/>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8">Мне печалиться не стоит</text:p><text:p text:style-name="P108">Жизнь прекрасна и ярка</text:p><text:p text:style-name="P108">Телом молода, душою —</text:p><text:p text:style-name="P108">Как дракон морской мудра</text:p><text:p text:style-name="P108"/><text:p text:style-name="P108">Я видала взлёт империй,</text:p><text:p text:style-name="P108">Я жила среди легенд,</text:p><text:p text:style-name="P108">Древней магии мистерий</text:p><text:p text:style-name="P108">Я прилежнейший студент</text:p><text:p text:style-name="P108"/><text:p text:style-name="P108">Обожаема народом,</text:p><text:p text:style-name="P108">Уважаема врагом,</text:p><text:p text:style-name="P108">Но друзей моих немного,</text:p><text:p text:style-name="P108">Но жжёт душу холодом</text:p><text:p text:style-name="P108"/><text:p text:style-name="P108">Одинока и печальна,</text:p><text:p text:style-name="P108">Недоступна и строга,</text:p><text:p text:style-name="P108">Потеряла изначальный</text:p><text:p text:style-name="P108">Смысл жизни навсегда</text:p><text:p text:style-name="P108"/><text:p text:style-name="P108">Жизнь моя теперь публична,</text:p><text:p text:style-name="P108">Жизнь моя теперь для всех,</text:p><text:p text:style-name="P108">В этом — горе, в этом — счастье,</text:p><text:p text:style-name="P10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text:soft-page-break/>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text:soft-page-break/>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9">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9">–</text:span> Иногда хочется забыться, <text:span text:style-name="T19">–</text:span> перехватила мой взгляд аликорница, <text:span text:style-name="T1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19">–</text:span> А водку у вас принято пить?</text:p>
      <text:p text:style-name="P43"><text:span text:style-name="T19">–</text:span> Некоторые употребляют. Но правительница Эквестрии, пьющая <text:span text:style-name="T1">яблочную </text:span>водку <text:span text:style-name="T1">—</text:span> это уже черезчур. <text:span text:style-name="T19">–</text:span> засмеялась Селестия. <text:span text:style-name="T1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9">— сильнейший энергетик, он многократно усиливает чувства и возможности организма, но он же и иссушает его.</text:span></text:p>
      <text:p text:style-name="P51"><text:span text:style-name="T1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9">– Я несказанно рада, что, наконец-то, могу назвать тебя своим другом. </text:span>– мурлыкнула Тия. – <text:span text:style-name="T19">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9">– Это ты называешь “дружбой”? – с </text:span>улыбкой хмыкнул<text:span text:style-name="T19"> я. – </text:span>Мне нравится твоё чувство юмора.</text:p>
      <text:p text:style-name="P51">Аликорница нахмурилась.</text:p>
      <text:p text:style-name="P51"><text:span text:style-name="T19">–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9">– </text:span>Нет, что ты, Тия, не мели ерунды! Я всем доволен, я просто в восторге. Мне вообще кажется, что я попал в рай, а ты <text:span text:style-name="T19">— </text:span>мой ангел-хранитель. И называть ЭТО дружбой <text:span text:style-name="T1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9">— не друг, я — нечто большее. Я тебя </text:span>лю...</text:p>
      <text:p text:style-name="P51">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5">–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3">***</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text:soft-page-break/>От нечего делать, стал прислушиваться к полушёпоту, витавшему под сводами зала.</text:p>
      <text:p text:style-name="P6">…</text:p>
      <text:p text:style-name="P1"><text:span text:style-name="T45">– </text:span><text:span text:style-name="T41">Говорят, в </text:span><text:span text:style-name="T26">Додж </text:span><text:span text:style-name="T27">Джанкшн</text:span><text:span text:style-name="T4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5">– </text:span><text:span text:style-name="T52">А из Пинто Крика уже месяц нет новостей...</text:span></text:p>
      <text:p text:style-name="P6"><text:span text:style-name="T45">–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52">– </text:span>“<text:span text:style-name="T1">Что я могу сделать, чтобы вернуть всё назад?</text:span>”</text:p>
      <text:p text:style-name="P14"><text:span text:style-name="T52">– </text:span><text:span text:style-name="T41">Так и сказала?</text:span></text:p>
      <text:p text:style-name="P1"><text:span text:style-name="T45">–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2">– </text:span><text:span text:style-name="T41">Что бы это значило, Флер?</text:span></text:p>
      <text:p text:style-name="P14"><text:span text:style-name="T52">– </text:span><text:span text:style-name="T4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1">…</text:p>
      <text:p text:style-name="P5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7">– Куда проваливаться?</text:p>
      <text:p text:style-name="P57">– Они не знают. В тех провалах не видно дна...</text:p>
      <text:p text:style-name="P57">…</text:p>
      <text:p text:style-name="P5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7">– Леди и джентлькольты! Приём окончен! Её Высочество Принцесса Селестия будет рада видеть <text:s/>вас в следующую среду!</text:p>
      <text:p text:style-name="P5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9">–</text:span> Ты? <text:span text:style-name="T19">–</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1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9">олоски и даже целые пряди розового цвета выбивались </text:span><text:span text:style-name="T1">и</text:span><text:span text:style-name="T1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9"> </text:span><text:span text:style-name="T1">И даже м</text:span><text:span text:style-name="T19">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9">–</text:span> Пятьдесят шесть из шестидесяти четырёх? Хренасе! <text:span text:style-name="T19">–</text:span> я вспомнил рассказ Селестии про восьмёрку пегасов прошлогоднего выпуска. <text:span text:style-name="T1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9">–</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24">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9">– </text:span><text:span text:style-name="T1">Она</text:span><text:span text:style-name="T1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9">– </text:span><text:span text:style-name="T1">горько заметила аликорница. </text:span><text:span text:style-name="T1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0">— так точно.</text:span></text:p>
      <text:p text:style-name="P45">– Ну ок. Тогда она обрадуется следующей новости: я ухожу.</text:p>
      <text:p text:style-name="P45"><text:soft-page-break/>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text:span text:style-name="T20">&lt;</text:span><text:span text:style-name="T34">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20">&gt;</text:span></text:p>
      <text:p text:style-name="P1"><text:span text:style-name="T46">&lt;</text:span><text:span text:style-name="T61">Mark Knopfler - </text:span><text:span text:style-name="T60">Hill Farmer's Blues</text:span><text:span text:style-name="T46">&gt;</text:span></text:p>
      <text:p text:style-name="P48">***</text:p>
      <text:p text:style-name="P45"/>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oft-page-break/>–<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Луна.</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1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горгулия?</text:p>
      <text:p text:style-name="P54"><text:soft-page-break/>– <text:s/>Тебя я забрать ему не дам. А в дядю не тыкай копытом, это невежливо! Спи уже, мой маленький!</text:p>
      <text:p text:style-name="P54">– Поцелуй меня на ночь, мам!</text:p>
      <text:p text:style-name="P54">– Конечно, мой хороший...</text:p>
      <text:p text:style-name="P54"/>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2">***</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30">меткоискатели потом устроят во дворе за домом Макса эксперимент по </text:span><text:s/><text:span text:style-name="T30">полёту на реактивном воздушном змее с антиоблачной пушкой — хотят быть погодными пони</text:span>&gt;. А вот...</text:p>
      <text:p text:style-name="P1"><text:span text:style-name="T45">–</text:span><text:span text:style-name="T41">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text:soft-page-break/>– Куча?</text:p>
      <text:p text:style-name="P45">–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6">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1">под твоим руководством</text:span><text:span text:style-name="T45">.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2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5"/>
      <text:p text:style-name="P96"><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9">— то есть крыльев. И я подумала: а что, если…</text:span></text:p>
      <text:p text:style-name="P51"><text:span text:style-name="T19">–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 Угу. Только шар ты же и прожёг, соревнуясь по отрыжке с Рэйнбоу.</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9">— потом меня отстранили от экспериментов. И после этого от меня требуют ускорить исследования!&lt;</text:span><text:span text:style-name="T33">Луна является изо сна и запрещает Твайлайт дальнейшие исследования – потом Макс встречается с ней во сне</text:span><text:span text:style-name="T19">&gt;</text:span></text:p>
      <text:p text:style-name="P51">–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4"/>
      <text:p text:style-name="P54">– Ага, он был закладкой в четвёртом номере «PlayMare», в разделе «Тридцать две позы, которые удивят вашего френдкольта».</text:p>
      <text:p text:style-name="P54">– Спайк! Немедленно ложись спать!</text:p>
      <text:p text:style-name="P54">– Уже иду. Кукурузу доем только и иду.</text:p>
      <text:p text:style-name="P54">–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9">—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9">. Это поможет мне в моей монографии на тему аликорнизации.</text:span></text:p>
      <text:p text:style-name="P51">Я уселась на пуфике, а подруги заняли места на матрасах…</text:p>
      <text:p text:style-name="P54"/>
      <text:p text:style-name="P54">– Спайк, будь добр, принеси дневник эксперимента. Он в подвале, за шафом с ретортами, в...</text:p>
      <text:p text:style-name="P54">– В сейфе, я в курсе.</text:p>
      <text:p text:style-name="P54"/>
      <text:p text:style-name="P56">***</text:p>
      <text:p text:style-name="P51">&lt;<text:span text:style-name="T63">d.notive — Talking Flight</text:span>&gt;</text:p>
      <text:p text:style-name="P54">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text:soft-page-break/>Замечания: замечаний нет</text:p>
      <text:p text:style-name="P54"/>
      <text:p text:style-name="P1"><text:span text:style-name="T4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3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эгрегор Эквестрии (место, откуда берутся и куда уходят <text:span text:style-name="T1">всепони)&lt;разъяснение эгрегора перенести в разговор с Максом&gt;?</text:span> Куда ведёт чёрный экран?</text:p>
      <text:p text:style-name="P1"/>
      <text:p text:style-name="P4">***</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Хренасе... <text:span text:style-name="T71">Человеки</text:span> рулят...» <text:span text:style-name="T22">—</text:span><text:span text:style-name="T23"> </text:span><text:span text:style-name="T64">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text:span text:style-name="T71">человеки</text:span>?</text:p>
      <text:p text:style-name="P4">***</text:p>
      <text:p text:style-name="P65">&lt;Seal — Amazing&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text:soft-page-break/>Замечания: замечаний нет</text:p>
      <text:p text:style-name="P54"/>
      <text:p text:style-name="P3">Я посмотрела на застывшее <text:span text:style-name="T66">у моих ног</text:span><text:span text:style-name="T1"> тело</text:span>. </text:p>
      <text:p text:style-name="P25">“Значит, всё. Вот как это бывает.”</text:p>
      <text:p text:style-name="P127">В глубине лазарета тревожно загудел зуммер. Дверь палаты открылась, к моей койке подбежала медсестра.</text:p>
      <text:p text:style-name="P23">“<text:span text:style-name="T65">Как её зовут? Запамятовала... Дочка Бловбола, я его ещё последним втащила, прежде чем дверь затворилась. Как же её зовут-то?</text:span>”</text:p>
      <text:p text:style-name="P61">Пони металась у тела, подключая какие-то приборы и впрыскивая <text:span text:style-name="T67">голубую жидкость</text:span> в вену. Через п<text:span text:style-name="T69">ять</text:span> минут она затихла и сделала шаг назад, <text:span text:style-name="T75">опустив голову</text:span>. <text:span text:style-name="T70">Потом выключила прибор. Зуммер утих.</text:span></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text:span text:style-name="T74">п</text:span>усть и в мире Зелёных Лугов. <text:span text:style-name="T1">Если </text:span><text:span text:style-name="T14">они </text:span><text:span text:style-name="T14">ещё где-то </text:span><text:span text:style-name="T1">остались.</text:span>”</text:p>
      <text:p text:style-name="P1">Я оттолкнулась от <text:span text:style-name="T11">каменных</text:span><text:span text:style-name="T1"> </text:span><text:span text:style-name="T11">плит</text:span><text:span text:style-name="T1"> Стойла</text:span> и понеслась. <text:span text:style-name="T68">Бежала так, как никогда при жизни. Стены коридоров слились в один серый фон, лампы дневного света на потолке слились в одну светлую полосу</text:span>. <text:span text:style-name="T1">Было </text:span><text:span text:style-name="T12">странно</text:span><text:span text:style-name="T1"> не ощущать на ноге ПипБака, который за </text:span><text:span text:style-name="T13">годы ношения</text:span><text:span text:style-name="T1"> успел стал частью меня.</text:span></text:p>
      <text:p text:style-name="P26"><text:span text:style-name="T5">«Ох, Селестия, как же давно я не видела солнца! Я уже почти забыла, какое оно. Родившиеся в Стойле смеются, когда я пытаюсь им объяснить, как оно выглядит. Нет, </text:span><text:span text:style-name="T14">н</text:span><text:span text:style-name="T5">е так. Смеялись. Надо обо всём думать в прошлом времени. Всё осталось позади. А впереди </text:span><text:span text:style-name="T47">— солнце. </text:span><text:span text:style-name="T48">Моё солнце.</text:span><text:span text:style-name="T7">»</text:span></text:p>
      <text:p text:style-name="P62"><text:span text:style-name="T7">Я </text:span><text:span text:style-name="T6">остановилась перед дверью. </text:span><text:span text:style-name="T9">Полметра брони отделяли меня от Эквестрии. Полметра брони и двадцать пять лет.</text:span></text:p>
      <text:p text:style-name="P27"><text:span text:style-name="T6">«</text:span><text:span text:style-name="T8">Мне страшно. Страшно от того, что я увижу снаружи. Долгие годы я приходила сюда в надежде выйти. И потом, когда надежда пропала, тоже. </text:span><text:span text:style-name="T10">Эта дверь помнит мои тихие мольбы. </text:span><text:span text:style-name="T8">Ох, Селестия, если ты слышишь меня, если ты ещё жива </text:span><text:span text:style-name="T47">— </text:span><text:span text:style-name="T49">сделай так, чтобы солнце существовало! </text:span><text:span text:style-name="T50">Я не прошу тебя вернуть всё назад </text:span><text:span text:style-name="T47">— </text:span><text:span text:style-name="T50">если так случилось, значит, мы заслужили это. Но солнце </text:span><text:span text:style-name="T47">—</text:span><text:span text:style-name="T49"> </text:span><text:span text:style-name="T50">т</text:span><text:span text:style-name="T49">ы ведь всегда заботилась о нём, ты не можешь допустить, чтобы оно исчезло. Услышь меня, я </text:span><text:span text:style-name="T47">— </text:span><text:span text:style-name="T49">одна из немногих, кто ещё видел тебя вживую. Пусть светит солнце, а уж найти Эпплснэка я смогу. </text:span><text:span text:style-name="T51">Мне больше ничего не надо.</text:span><text:span text:style-name="T6">»</text:span></text:p>
      <text:p text:style-name="P132">Я прошла сквозь дверь.</text:p>
      <text:p text:style-name="P133">Снаружи <text:span text:style-name="T76">вставало</text:span> солнце. <text:span text:style-name="T76">Луч света осветил полускрытые рыжей пылью руины...</text:span></text:p>
      <text:p text:style-name="P130"><text:span text:style-name="T15">И на моих глазах пустошь которой стал Понивилль, стала преображаться. З</text:span><text:span text:style-name="T17">аз</text:span><text:span text:style-name="T15">венел колокольчик, возвещая жеребят о начале урока. С рынка доносился гомон торгующихся. К станции, деловито пыхтя, подходил поезд. </text:span><text:span text:style-name="T16">Призраки прошлой жизни манили меня, упрашива</text:span><text:span text:style-name="T18">я</text:span><text:span text:style-name="T16"> забыть, что произошло.</text:span></text:p>
      <text:p text:style-name="P131"><text:span text:style-name="T15"><text:s text:c="2"/>Я</text:span> увидела себя, догоняющую старую подругу Рэйнбоу Дэш. И она, и мой двойник полупрозрачными силуэтами мчались <text:span text:style-name="T77">к </text:span>библиотек<text:span text:style-name="T77">е</text:span>, приветливо <text:span text:style-name="T77">растворившей двери им навстречу.</text:span></text:p>
      <text:p text:style-name="P134">Я помчалась за ними. <text:span text:style-name="T77">Солнце начало темнеть, погружая мир во тьму.</text:span></text:p>
      <text:p text:style-name="P1">Внутри <text:span text:style-name="T80">библиотеки</text:span>, в центре звезды из спящ<text:span text:style-name="T78">и</text:span>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text:span text:style-name="T19">— кого я знала и не знала. От мелькания сотен двойников у меня начала дико болеть голова: мне казалось, она вылезет из шляпы распухшим шаром. Изображение двоилось и троилось у меня перед глазами. Мне самой неимоверно захотелось прыгнуть в круг света...</text:span></text:p>
      <text:p text:style-name="P54"/>
      <text:p text:style-name="P136"><text:soft-page-break/>Примечания: ПипБак? <text:span text:style-name="T79">Стойло?</text:span> Двойники?</text:p>
      <text:p text:style-name="P54"/>
      <text:p text:style-name="P56">***</text:p>
      <text:p text:style-name="P54"/>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3">***</text:p>
      <text:p text:style-name="P51"/>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получить описание сна оказалось невозможным вследствие неадекватного поведения испытуемой. </text:p>
      <text:p text:style-name="P1"/>
      <text:p text:style-name="P4">***</text:p>
      <text:p text:style-name="P1"/>
      <text:p text:style-name="P125">Сим повелеваем запретить дальнейшие исследования <text:span text:style-name="T73">с использованием </text:span>заклинания Индрэ, дабы не возмущать ткань сновидений и не подвергать опасности физическое и психическое здоровье пони.</text:p>
      <text:p text:style-name="P125"/>
      <text:p text:style-name="P126">Принцесса Луна</text:p>
      <text:p text:style-name="P1"/>
      <text:p text:style-name="P1"/>
      <text:p text:style-name="P1"/>
      <text:p text:style-name="P1"/>
      <text:p text:style-name="P1"/>
      <text:p text:style-name="P1"/>
      <text:p text:style-name="P1"/>
      <text:p text:style-name="P1"/>
      <text:p text:style-name="P1">&lt;<text:span text:style-name="T36">Это уже видит Макс в своём сне — он проследит за Рэрити и остальным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text:soft-page-break/>Рябь экрана разглаживалась, он постепенно становился непрозрачно-матовым. Так же угасало отражение светящейся цепочки в глазах у юноши.</text:p>
      <text:p text:style-name="P51"/>
      <text:h text:style-name="P14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9">&lt;</text:span><text:span text:style-name="T30">Вкратце суть сна Рэрити.</text:span></text:p>
      <text:p text:style-name="P2"><text:span text:style-name="T30">Она проснулась в мире Терры веб-дизайнером. И мир Эквестрии ей только снился </text:span><text:span text:style-name="T33">—</text:span><text:span text:style-name="T30"> и быстро начал забываться. Т.е. мир Эквестрии - всего лишь сон терранского парня (девушки?)</text:span></text:p>
      <text:p text:style-name="P2"><text:span text:style-name="T30">к экрану - очередь из пони (пони пропадают из Эквестрии). В очереди близко к экрану </text:span><text:span text:style-name="T33">—</text:span><text:span text:style-name="T30"> Селестия. Рэрити </text:span><text:span text:style-name="T33">—</text:span><text:span text:style-name="T30"> без очереди (у неё </text:span><text:span text:style-name="T33">—</text:span><text:span text:style-name="T30"> билет-пропуск от Индрэ).</text:span></text:p>
      <text:p text:style-name="P2"><text:span text:style-name="T30">Рэрити проснулась парнем, т.к. в Эквестрии </text:span><text:span text:style-name="T33">—</text:span><text:span text:style-name="T30"> матриархат, роль терранских мужчин там несут кобылы.</text:span></text:p>
      <text:p text:style-name="P2"><text:span text:style-name="T30">В конце-концов Макс проснётся на Земле, всё это ему приснится и он быстро забудет этот сон. По стопам этого сна он напишет книгу</text:span><text:span text:style-name="T19">&gt;</text:span></text:p>
      <text:p text:style-name="P2"/>
      <text:p text:style-name="P5">***</text:p>
      <text:p text:style-name="P2"/>
      <text:p text:style-name="P2"><text:span text:style-name="T19">&lt;</text:span><text:span text:style-name="T30">Влад рассказывает Максу о своём сне </text:span><text:span text:style-name="T33">—</text:span><text:span text:style-name="T30"> как он был поняхой, а потом проснулся в мире Терры</text:span><text:span text:style-name="T19">&gt;</text:span></text:p>
      <text:p text:style-name="P15"/>
      <text:p text:style-name="P2"><text:span text:style-name="T19">– </text:span>... я слишком приблизилась к экрану и меня стало тянуть к нему. Пони, ждущий своей очереди, еле увернулся от меня <text:span text:style-name="T19">—</text:span> так быстро я неслась к экрану, <text:span text:style-name="T19">–</text:span> возбуждённо говорила Рэрити, <text:span text:style-name="T19">–</text:span> но тут… <text:span text:style-name="T19">–</text:span> она запнулась.</text:p>
      <text:p text:style-name="P2"><text:span text:style-name="T19">–</text:span> Да? Что “тут”? <text:span text:style-name="T19">–</text:span> Твайлайт была вся внимание.</text:p>
      <text:p text:style-name="P2"><text:span text:style-name="T19">–</text:span> Тут я проснулась.</text:p>
      <text:p text:style-name="P2"><text:span text:style-name="T19">–</text:span> О, понятно. Я была вынуждена прервать ваше сновидение, так как Макс очень плохо выглядел. <text:span text:style-name="T19">–</text:span> <text:span text:style-name="T1">о</text:span>бъяснила Твайлайт. <text:span text:style-name="T19">–</text:span> В твоих манекенах в бутике больше жизни, чем тогда было в нём <text:span text:style-name="T19">–</text:span> она указала копытом на меня. <text:span text:style-name="T19">–</text:span> Но даже то, что ты успела увидеть, очень интересно. Сфера из светящихся пони <text:span text:style-name="T19">–</text:span> это, конечно же, Эгрегор Эквестрии. Место, откуда берутся и куда уходят все пони</text:p>
      <text:p text:style-name="P2">(<text:span text:style-name="T19">&lt;</text:span><text:span text:style-name="T30">согласовать с тем, что говорил Анакорн о Р/Д</text:span><text:span text:style-name="T19">&gt;</text:span>). </text:p>
      <text:p text:style-name="P2">Об этом Эгрегоре пишется в книге <text:span text:style-name="T19">&lt;</text:span><text:span text:style-name="T30">Изменчивой Магии</text:span><text:span text:style-name="T19">&gt;</text:span>. То, что Рэрити удалось его увидеть <text:span text:style-name="T19">—</text:span> невероятно! До неё это удалось всего лишь четырём величайшим магам Эквестрии. Теперь я понимаю силу заклинания Двойного Сна!</text:p>
      <text:p text:style-name="P2"><text:soft-page-break/><text:span text:style-name="T1">Т</text:span>вайлайт в возбуждении ходила кругами по читальному залу.</text:p>
      <text:p text:style-name="P2"><text:span text:style-name="T19">–</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9">–</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19">&lt;</text:span><text:span text:style-name="T30">обоснование сна для Р/Д. РД видит несколько вариантов историй с Mane6 </text:span><text:span text:style-name="T33">—</text:span><text:span text:style-name="T30"> и с собой + Леро </text:span><text:span text:style-name="T33">—</text:span><text:span text:style-name="T30"> намёк на несовместимые фанфики</text:span></text:p>
      <text:p text:style-name="P2"><text:span text:style-name="T30">Пинки видит кошмар (кексики) и сходит с ума. И ещё она видит как Селестия стала Матрицей (подпрограммой Нексуса)</text:span><text:span text:style-name="T19">&gt;</text:span></text:p>
      <text:p text:style-name="P2"/>
      <text:p text:style-name="P2"><text:span text:style-name="T19">–</text:span> Хммм… <text:span text:style-name="T19">–</text:span> Твайлайт в задумчивости остановилась перед одной из полок. <text:span text:style-name="T19">–</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9">–</text:span> И самое главное… <text:span text:style-name="T19">–</text:span> Рэрити задумчиво потерла висок. <text:span text:style-name="T19">–</text:span> В той очереди, совсем близко к экрану стояла она…</text:p>
      <text:p text:style-name="P2"><text:span text:style-name="T19">–</text:span> Кто <text:span text:style-name="T19">—</text:span> она? <text:span text:style-name="T19">–</text:span> повернулась Твайлайт.</text:p>
      <text:p text:style-name="P2"><text:span text:style-name="T19">–</text:span> Её Высочество, принцесса Селестия...</text:p>
      <text:p text:style-name="P52"/>
      <text:p text:style-name="P51"/>
      <text:p text:style-name="P51"/>
      <text:p text:style-name="P51"/>
      <text:p text:style-name="P51"/>
      <text:p text:style-name="P51"/>
      <text:p text:style-name="P51"/>
      <text:p text:style-name="P51"/>
      <text:p text:style-name="P51"/>
      <text:p text:style-name="P51"/>
      <text:p text:style-name="P51">&lt;<text:span text:style-name="T30">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45"/>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text:soft-page-break/>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5"/>
      <text:p text:style-name="P45"/>
      <text:p text:style-name="P45">&lt;<text:span text:style-name="T3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19">–</text:span> М-м-м. В описании заклинания Свирл упоминал гармонию. Я и подумал, а что, если это кат-то связано с тобой и твоими друзьями?</text:p>
      <text:p text:style-name="P2"><text:span text:style-name="T19">–</text:span> Хм. Ты так думаешь? <text:span text:style-name="T19">–</text:span> Единорожка вытащила с помощью магии засаленый том из угловой полки с знакомым названием: “Основы магического искусства”.</text:p>
      <text:p text:style-name="P2"><text:span text:style-name="T19">–</text:span> М-м-м… “...на укрепление гармонии нашего континуума...”.</text:p>
      <text:p text:style-name="P2">Твайлайт начала в возбуждении ходить по читальному залу.</text:p>
      <text:p text:style-name="P38">–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text:soft-page-break/>равновесия, в описании к которому есть ссылка на заклинание роста <text:span text:style-name="T1">(вставить шутку в стиле Влада)</text:span>.</text:p>
      <text:p text:style-name="P45"/>
      <text:p text:style-name="P45">&gt;</text:p>
      <text:p text:style-name="P45"/>
      <text:p text:style-name="P45"/>
      <text:p text:style-name="P45"/>
      <text:p text:style-name="P54">.<text:span text:style-name="T30">..Макс! Запрошенный тобой </text:span><text:span text:style-name="T33">&lt;</text:span><text:span text:style-name="T30">синхрофазотрон</text:span><text:span text:style-name="T33">&gt; </text:span><text:span text:style-name="T3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52">&lt;</text:span><text:span text:style-name="T35">Макс помогает починить Эпплджек повозку.</text:span><text:span text:style-name="T52">&gt;</text:span></text:p>
      <text:p text:style-name="P45"/>
      <text:p text:style-name="P87">&lt;<text:span text:style-name="T3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87"><text:span text:style-name="T31">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после новости, что Селестия исчезла (</text:span><text:span text:style-name="T37">Ты</text:span><text:span text:style-name="T36"> что! Нельзя любить фаэри! Она похитит твоё сердце и ты будешь искать её до смерти</text:span><text:span text:style-name="T37">)</text:span><text:span text:style-name="T36"> — Пинки </text:span><text:span text:style-name="T37">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87">&lt;<text:span text:style-name="T37">В разговоре с Луной после исчезновения Селестии Макс узнаёт, что она (Селестия) холодна к сексу. </text:span>&gt;</text:p>
      <text:p text:style-name="P5"/>
      <text:p text:style-name="P5">***</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9">–</text:span> Элементы-шмелементы, <text:span text:style-name="T19">–</text:span> проворчал Спайк, выкарабкиваясь из-под Твайлайт, <text:span text:style-name="T19">–</text:span> привет, Макс (мы с ним виделись пару раз в Кантерлоте). Ты как, не ушиблась? <text:span text:style-name="T19">–</text:span> Дракончик повернулся к единорожке <text:span text:style-name="T19">&lt;</text:span><text:span text:style-name="T31">аликорнице?</text:span><text:span text:style-name="T19">&gt;</text:span>.</text:p>
      <text:p text:style-name="P2"><text:span text:style-name="T19">–</text:span> Да нет, всё в порядке, Спайк. <text:span text:style-name="T19">–</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9">–</text:span> Вообще-то говоря, мне кажется, внешняя сила <text:span text:style-name="T1">—</text:span> это я. Я точно произошёл не в Эквестрии и <text:soft-page-break/>вообще не в этом мире.</text:p>
      <text:p text:style-name="P2"><text:span text:style-name="T19">–</text:span> Да, логично, <text:span text:style-name="T19">–</text:span> сказала в нос Твайлайт. <text:span text:style-name="T19">–</text:span> Могла бы и сама догадаться.</text:p>
      <text:p text:style-name="P2"><text:span text:style-name="T19">–</text:span> Но проблема в том, что я не знаю, ак помочь вам. Может, я какая-то неправильная сила? <text:span text:style-name="T19">–</text:span> Я поправил платок на носу Твайлайт.</text:p>
      <text:p text:style-name="P2"><text:span text:style-name="T19">–</text:span> Заклинания Свирла Бородатого обычно срабатывают без ошибок.</text:p>
      <text:p text:style-name="P2"><text:span text:style-name="T19">–</text:span> Если их правильно вызывают, <text:span text:style-name="T19">–</text:span> пробурчал возвратившийся Спайк, укладываясь в корзинку.</text:p>
      <text:p text:style-name="P2"><text:span text:style-name="T19">–</text:span> Что он имел ввиду?</text:p>
      <text:p text:style-name="P2"><text:span text:style-name="T19">–</text:span> Нууу, - Твайлайт смутилась, <text:span text:style-name="T19">–</text:span> заклинание сработало со второй попытки. В первый раз, с <text:span text:style-name="T3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9">–</text:span> Единорожка опустила голову.</text:p>
      <text:p text:style-name="P2"/>
      <text:p text:style-name="P2"><text:span text:style-name="T19">&lt;</text:span><text:span text:style-name="T30">Селестия проснётся на Терре в облике кибермозга, т.к. в своём мире она на ступень выше пони (а кибермозг на Терре на ступень выше людей)</text:span><text:span text:style-name="T19">&gt;</text:span></text:p>
      <text:p text:style-name="P2"><text:span text:style-name="T19">–</text:span> Да, печально получилось <text:span text:style-name="T19">&lt;</text:span><text:span text:style-name="T31">и всего-то</text:span><text:span text:style-name="T1">?</text:span><text:span text:style-name="T19">&gt;</text:span>. Но вернёмся к заклинанию. Во второй раз вы вызвали его правильно <text:span text:style-name="T1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9">–</text:span> Нет, она мне ничего не говорила. Но, видишь ли, ваше королевство и вы сами описаны в моём мире в детском сериале.</text:p>
      <text:p text:style-name="P2"><text:span text:style-name="T19">–</text:span> Мы? Описаны? <text:span text:style-name="T19">–</text:span> Твайлайт от удивления открыла рот. <text:span text:style-name="T1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9">–</text:span> Вряд ли кто-то из людей побывал здесь до меня. До вас ведь никто не вызывал это заклинание Свирла?</text:p>
      <text:p text:style-name="P2"><text:span text:style-name="T19">–</text:span> Нет. Собрание столь сильных магов запомнилось бы.</text:p>
      <text:p text:style-name="P2"><text:span text:style-name="T1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9">–</text:span> Вам нравятся рассказы про Эквестрию? <text:span text:style-name="T19">–</text:span> Твайлайт улыбнулась.</text:p>
      <text:p text:style-name="P2"><text:span text:style-name="T1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9">–</text:span> Брони?</text:p>
      <text:p text:style-name="P2"><text:soft-page-break/><text:span text:style-name="T1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9">–</text:span> Ого! У нас есть поклонники! Интересно было бы поговорить об этом с твоим другом.</text:p>
      <text:p text:style-name="P2"><text:span text:style-name="T19">–</text:span> Его нет. Он погиб полгода назад.</text:p>
      <text:p text:style-name="P2"><text:span text:style-name="T19">–</text:span> О, мои соболезнования! <text:span text:style-name="T19">–</text:span> Твайлайт подошла ко мне и положила переднюю ногу мне на плечо (когда я сидел, она вполне могла достать до него). <text:span text:style-name="T19">–</text:span> Друзей терять очень тяжко.</text:p>
      <text:p text:style-name="P2"><text:span text:style-name="T1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9">–</text:span> Подумать только! <text:span text:style-name="T19">–</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9">–</text:span> Нууу, я не думаю, что это описан наша Терра. У нас ничего подобного не водится.</text:p>
      <text:p text:style-name="P2"><text:span text:style-name="T19">–</text:span> Да? Ну ладно. В конце-концов, это всего лишь миф. Свирл Бородатый, правда, упоминал о двух случаях встреч с существами, похожими на вас. <text:span text:style-name="T19">–</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9">–</text:span> Печенье испёк Спайк. Он на удивление искусный повар, когда на него находит вдохновение.</text:p>
      <text:p text:style-name="P2"><text:span text:style-name="T19">–</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9">–</text:span> Я помню, ваша магия Элементов Гармонии обладает большой силой.</text:p>
      <text:p text:style-name="P2"><text:span text:style-name="T19">–</text:span> Да. <text:span text:style-name="T19">–</text:span> <text:span text:style-name="T1">к</text:span>ивнула Твайлайт. <text:span text:style-name="T1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9">–</text:span> Для восстановления гармонии, говришь, <text:span text:style-name="T19">–</text:span> я почесал затылок.</text:p>
      <text:p text:style-name="P2"><text:span text:style-name="T19">–</text:span> Ну да, это так. Большие возмущения гармонии можно исправить только с помощью… Ой!..</text:p>
      <text:p text:style-name="P2"><text:span text:style-name="T19">–</text:span> Угу, вот именно. Сейчас имеем “большое возмущение гармонии”.</text:p>
      <text:p text:style-name="P2">Твайлайт прижала копыта к вискам.</text:p>
      <text:p text:style-name="P2"><text:span text:style-name="T19">–</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text:soft-page-break/>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9">–</text:span> Найтмэр Мун и Дискорд не разорвались и не сгорели.</text:p>
      <text:p text:style-name="P2"><text:span text:style-name="T19">–</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19">&lt;</text:span><text:span text:style-name="T3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9">&gt;</text:span></text:p>
      <text:p text:style-name="P15"/>
      <text:p text:style-name="P2"><text:span text:style-name="T19">–</text:span> Хорошо, у тебя есть какие-то встречные предложения?</text:p>
      <text:p text:style-name="P2">Твайлайт задумчиво прошлась вдоль книжной полки.</text:p>
      <text:p text:style-name="P2"><text:span text:style-name="T19">–</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9">–</text:span> Для духа я слишком материален.</text:p>
      <text:p text:style-name="P2"><text:span text:style-name="T19">–</text:span> Я знаю. Но ничего более подходящего в голову не приходит. Приходи завтра после обеда. Хорошо?</text:p>
      <text:p text:style-name="P2"><text:span text:style-name="T19">–</text:span> Хорошо, Твайлайт. Приду. Спокойной ночи!</text:p>
      <text:p text:style-name="P2"><text:span text:style-name="T19">–</text:span> Спокойной ночи, Макс!</text:p>
      <text:p text:style-name="P2"/>
      <text:h text:style-name="P145" text:outline-level="2"/>
      <text:p text:style-name="P14"/>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1">&lt;<text:span text:style-name="T31">самолёт в эквестрию проваливается во время </text:span><text:span text:style-name="T3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2">&lt;<text:span text:style-name="T3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19">–</text:span> Ты могла бы нести меня телекинезом. Я, после того, как узнал о ваших способностях, удивлялся, почему ты этого не сделала?</text:p>
      <text:p text:style-name="P2"><text:span text:style-name="T19">–</text:span> Шутишь? <text:span text:style-name="T19">–</text:span> Селестия скосила на меня фиалковый глаз, продолжая колдовать с мешочком. <text:span text:style-name="T19">–</text:span> Ты бы <text:soft-page-break/>потом не захотел бы видеть меня от перенесенного унижения.</text:p>
      <text:p text:style-name="P35"><text:span text:style-name="T19">&lt;Селестия </text:span>хочет любым способом (34) расположить к себе Макса, чтоб получить союзника в борьбе за спасение Эквестрии<text:span text:style-name="T19">&gt;</text:span></text:p>
      <text:p text:style-name="P2"/>
      <text:p text:style-name="P2"><text:span text:style-name="T19">–</text:span> А дальше всё было хуже, намного хуже...</text:p>
      <text:p text:style-name="P2"/>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5">***</text:p>
      <text:p text:style-name="P15"/>
      <text:p text:style-name="P2"><text:span text:style-name="T19">&lt;Луна - </text:span><text:span text:style-name="T3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9">&gt;</text:span></text:p>
      <text:p text:style-name="P15"/>
      <text:h text:style-name="P144" text:outline-level="2">Рейд пони-рэйнджеров</text:h>
      <text:p text:style-name="P2">&lt;Магия изо всех окраин Эквестрии бежит к её центру — в Вечнодикий лес&gt;</text:p>
      <text:p text:style-name="P33">(леденящий душу триллер, музыка тревожная)</text:p>
      <text:p text:style-name="P7">&lt;<text:span text:style-name="T3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text:soft-page-break/>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9">–</text:span> Тьфу ты, б-бестия! <text:span text:style-name="T19">–</text:span> Мэдтроттер принялся протирать окровавленное лезвие. <text:span text:style-name="T19">–</text:span> Впервые такую тварь встречаю.</text:p>
      <text:p text:style-name="P2"><text:span text:style-name="T19">–</text:span> Не думаю, что она появится ещё. <text:span text:style-name="T19">–</text:span> Калрус вслушивался в лесной шум. Уши его поворачивались по ветру. <text:span text:style-name="T19">–</text:span> Ты её хорошенько угостил. По первому разряду!</text:p>
      <text:p text:style-name="P2"><text:span text:style-name="T19">–</text:span> У нас, в Аппалузе, это называется “салют легионера”, <text:span text:style-name="T19">–</text:span> усмехнулся Хорст. <text:span text:style-name="T19">–</text:span> Мало кто из врагов его переживает.</text:p>
      <text:p text:style-name="P2"><text:span text:style-name="T19">–</text:span> Первым дежуришь ты, Мэдди. Потом я. Калрус <text:span text:style-name="T19">—</text:span> последним, <text:span text:style-name="T19">–</text:span> решил я. <text:span text:style-name="T1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9">–</text:span> Что за чертовщина? <text:span text:style-name="T19">–</text:span> Мэдтроттер трогал копытом лежащую на земле плеть лианы, которая медленно уползала в чащу, сворачиваясь в колючий клубок.</text:p>
      <text:p text:style-name="P2"><text:span text:style-name="T19">–</text:span> Не нравится мне это, <text:span text:style-name="T19">–</text:span> пробормотал Калрус, стряхивая с крыла зелёную плеть, свесившуюся с дерева и попытавшуюся обвить его махательный сустав. <text:span text:style-name="T1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9">–</text:span> Да уж, <text:span text:style-name="T19">–</text:span> Мэдтроттер обнажил алебарду и закрепил её на ноге остриём вверх. <text:span text:style-name="T1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9">–</text:span> Шанту?</text:p>
      <text:p text:style-name="P2"><text:span text:style-name="T19">–</text:span> Ваше Высочество? Мы никогда не встречали такое существо раньше и я…</text:p>
      <text:p text:style-name="P2"><text:span text:style-name="T1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9">–</text:span> Хотя кое-кто за за тысячу лет воздержания накопил столько силы, что может жонглировать планетами, не думаю, что он <text:span text:style-name="T19">&lt;</text:span><text:span text:style-name="T29">вот эту-то энергию Дискорд и потратил на превращение в дракона в мире Терры</text:span><text:span text:style-name="T19">&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9">&lt;</text:span><text:span text:style-name="T31">Добавить кокатрикса, мантикору и древесных волков. Тентаклианы переименовать в пландерсиды</text:span><text:span text:style-name="T1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9">–</text:span> Что за ерунда? <text:span text:style-name="T19">–</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2"><text:span text:style-name="T19">–</text:span> Не знаю, что за ерунда, но теперь становится ясно, откуда тут те черепа. <text:span text:style-name="T19">–</text:span> Я вытер накрыльный нож о траву и показал на две продолговатости, тускло белевшие в траве у самого ствола граба. <text:span text:style-name="T1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9">–</text:span> Пхе, будет несколько <text:span text:style-name="T19">—</text:span> выберешь для них самый подходящий! <text:span text:style-name="T1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9">&lt;</text:span><text:span text:style-name="T30">короткий</text:span><text:span text:style-name="T1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9">–</text:span> Ходят слухи, Стар <text:span text:style-name="T1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9">–</text:span> Мечтательно разглагольствовал Калрус.</text:p>
      <text:p text:style-name="P2"><text:span text:style-name="T19">–</text:span> Смотри, как бы ты сам после такой встречи не стал чудным материалом для <text:s/>чудовища, <text:span text:style-name="T19">–</text:span> проворчал Мэдтроттер. <text:span text:style-name="T1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9">–</text:span> Странно, кто-то ходил к замку после того, как он был заброшен, <text:span text:style-name="T19">–</text:span> пробормотал Мэдтроттер. <text:span text:style-name="T1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9">–</text:span> Дискорд! Что их убило? <text:span text:style-name="T19">–</text:span> присвистнул обошедший Хорста с другой стороны Калрус.</text:p>
      <text:p text:style-name="P2"><text:span text:style-name="T19">–</text:span> Что бы их ни убило, нам с этим знакомиться ни к чему, <text:span text:style-name="T19">–</text:span> пробормотал Мэдтроттер озираясь. <text:span text:style-name="T1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9">–</text:span> Это королевский конвой. Такие были на службе у принцесс ещё лет двадцать назад, до Раздора.</text:p>
      <text:p text:style-name="P2"><text:span text:style-name="T19">–</text:span> Такое впечатление, что… <text:span text:style-name="T1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9">–</text:span> ...тут была засада <text:span text:style-name="T1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9">—</text:span> туда мы и помчались, сопровождаемые хлопками и свистом вращающихся шаров.</text:p>
      <text:p text:style-name="P5">***</text:p>
      <text:p text:style-name="P2"><text:span text:style-name="T19">–</text:span> Откуда там останки пегасов? Кто мог поймать их там? Они могут уйти от любой засады.</text:p>
      <text:p text:style-name="P2"><text:soft-page-break/><text:span text:style-name="T19">–</text:span> Не знаю, как насчёт летунов, принцессса, но когда мы осматривали кости, на нас было совершено нападение...</text:p>
      <text:p text:style-name="P2"><text:span text:style-name="T19">–</text:span> Вот как? На королевскую стражу в центре Эквестрии? Кто же это был?</text:p>
      <text:p text:style-name="P2"><text:span text:style-name="T19">–</text:span> Лианы, принцесса. <text:span text:style-name="T19">–</text:span> Кимеринн отчеканил последнюю фразу, глядя прямо перед собой. <text:span text:style-name="T1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9">– </text:span>сорок. Мы назвали их <text:span text:style-name="T19">&lt;</text:span><text:span text:style-name="T30">???</text:span><text:span text:style-name="T19">&gt;</text:span></text:p>
      <text:p text:style-name="P2">Луна обошла Кимеринна. </text:p>
      <text:p text:style-name="P2"><text:span text:style-name="T19">–</text:span> У вас рассечен бок. И колотая рана на шее.</text:p>
      <text:p text:style-name="P2"><text:span text:style-name="T19">–</text:span> Не уследил за лианой, Ваше Высочество. Ерунда. Калрус вовремя отсёк плеть. <text:span text:style-name="T19">–</text:span> Голубые глаза Кимеринна смотрели прямо сквозь Луну, не мигая.</text:p>
      <text:p text:style-name="P2"><text:span text:style-name="T1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9">–</text:span> Я ценю вашу службу и хочу достойно наградить вас. Спрашивайте.</text:p>
      <text:p text:style-name="P2"><text:span text:style-name="T19">–</text:span> Мне… мне ничего не нужно, Ваше Высочество. <text:span text:style-name="T1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9">–</text:span> Кимеринн, вы окажете своей принцессе услугу, если согласитесь <text:s/>принять от неё награду! <text:span text:style-name="T19">–</text:span> Если бы он понял… Как когда-то понял Амарок… Аликорны <text:span text:style-name="T19">—</text:span> тоже живые существа. И они очень одиноки…</text:p>
      <text:p text:style-name="P2"><text:span text:style-name="T19">–</text:span> Хорошо, Ваше Высочество. <text:span text:style-name="T19">–</text:span> Кимеринн смотрел не мигая в точку прямо перед собой. <text:span text:style-name="T19">–</text:span> Я хочу… в награду… обращаться к вам на “ты”!</text:p>
      <text:p text:style-name="P2">Туман застилал глаза Луне. Она смотрела на него <text:span text:style-name="T1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9">–</text:span> Ну что же… Я рада оказать такую услугу… Тебе…</text:p>
      <text:p text:style-name="P2"><text:span text:style-name="T19">–</text:span> Принцесса…</text:p>
      <text:p text:style-name="P2"><text:span text:style-name="T19">–</text:span> Луна, мой дорогой. Для тебя <text:span text:style-name="T19">—</text:span> Луна…</text:p>
      <text:p text:style-name="P2">...</text:p>
      <text:p text:style-name="P2"/>
      <text:h text:style-name="P144" text:outline-level="2">Рейд пони-рэйнджеров-2 (<text:span text:style-name="T3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text:soft-page-break/>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9">&lt;</text:span><text:span text:style-name="T30">гидрорысью</text:span><text:span text:style-name="T19">&gt;</text:span> и нападением <text:span text:style-name="T19">&lt;</text:span><text:span text:style-name="T30">тентаклиан</text:span><text:span text:style-name="T19">&gt;</text:span> казался мне ещё опаснее. А если этот корабль обследовать как следует…</text:p>
      <text:p text:style-name="P2"><text:span text:style-name="T19">–</text:span> Заночуем внутри. - <text:span text:style-name="T1">р</text:span>ешил я.</text:p>
      <text:p text:style-name="P2"><text:span text:style-name="T19">&lt;</text:span><text:span text:style-name="T30">Нужен ли тут самолёт? Нужен артефакт из Fallout Equestria - летучий корабль</text:span>?<text:span text:style-name="T19">&gt;</text:span></text:p>
      <text:p text:style-name="P2">Утро встретило нас туманом. Я пытался рассмотреть руины замка на противоположном берегу.</text:p>
      <text:p text:style-name="P2"><text:span text:style-name="T19">–</text:span> Идти опасно. Засаду прозевать <text:span text:style-name="T19">—</text:span> как два пера об мостовую. Хорст, я слетаю в разведку. Не нравится мне это болото.</text:p>
      <text:p text:style-name="P2"><text:span text:style-name="T1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9">–</text:span> Заметил что-то. <text:span text:style-name="T19">–</text:span> Хорст приставил копыто ко лбу, пытаясь рассмотретьчто-то против солнца. <text:span text:style-name="T1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9">–</text:span> Поворачивайте, уходите от болота! <text:span text:style-name="T1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oft-page-break/><text:span text:style-name="T1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9">–</text:span> Не в крыло, а в ногу, <text:span text:style-name="T19">–</text:span> проворчал я, стаскивая зубами с задней ноги толстую плеть плюща, гладко отрубленную стилетом. <text:span text:style-name="T1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9">– </text:span>Схватил бы за крыло <text:span text:style-name="T19">—</text:span> я бы не вырвался.</text:p>
      <text:p text:style-name="P2">Я взглянул вверх. На металлической стенке чётко отпечатались четыре полукруга копыт. </text:p>
      <text:p text:style-name="P2"><text:span text:style-name="T19">–</text:span> И пришлось бы тебе за меня во дворце отдуваться.</text:p>
      <text:p text:style-name="P2"><text:span text:style-name="T19">–</text:span> Нашел что-нибудь интересное в развалинах?</text:p>
      <text:p text:style-name="P2"><text:span text:style-name="T19">–</text:span> А как же! Странное такое. Похожее на обезьяну. Но стройнее и грациознее. И оно было одето…</text:p>
      <text:p text:style-name="P2"><text:span text:style-name="T19">–</text:span> Одето?</text:p>
      <text:p text:style-name="P2"><text:span text:style-name="T19">–</text:span> Да, в потёртые джинсы и куртку. И на спине было что-то вроде перемётной сумки. Не успел как следует расмотреть <text:span text:style-name="T19">—</text:span> оно скрылось в кустах. Что его отличало от обезьяны <text:span text:style-name="T1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9">–</text:span> Ещ одно неизвестное чудовище! <text:s/>Что-то их тут много развелось.</text:p>
      <text:p text:style-name="P2">Я крепко задумался. Принцесса приказывала <text:span text:style-name="T19">—</text:span> нет, не приказывала <text:span text:style-name="T1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9">–</text:span> Куда идём, Кэп? <text:span text:style-name="T1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9">–</text:span> Вы ведь в неопасное место идёте, да?</text:p>
      <text:p text:style-name="P2"><text:span text:style-name="T19">–</text:span> Да, Силк Мэйн, в неопасное.</text:p>
      <text:p text:style-name="P2"><text:span text:style-name="T1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9">–</text:span> Силк, не волнуйся, если будет опасно, мы сразу же повернём. (И пойдём другой дорогой <text:span text:style-name="T1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9">—</text:span> ничтожны.</text:p>
      <text:p text:style-name="P2"><text:span text:style-name="T19">–</text:span> Возвращаемся, Мэдди, <text:span text:style-name="T19">–</text:span> решил я. <text:span text:style-name="T1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9">–</text:span> Пони умеют переносить тяготы, Макс. <text:span text:style-name="T1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9">&lt;</text:span><text:span text:style-name="T3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9">&gt;</text:span></text:p>
      <text:p text:style-name="P2"><text:span text:style-name="T19">&lt;</text:span><text:span text:style-name="T3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9">&gt;</text:span></text:p>
      <text:p text:style-name="P2"/>
      <text:p text:style-name="P2"/>
      <text:p text:style-name="P2"/>
      <text:p text:style-name="P2"><text:span text:style-name="T19">–</text:span> Тия, я…</text:p>
      <text:p text:style-name="P2"><text:span text:style-name="T19">–</text:span> Не говори ничего! Твайлайт нашла в архиве северного крыла полузаконченное заклинание <text:span text:style-name="T19">C</text:span>вирла Бородатого. “Защита от неведомой угрозы” <text:span text:style-name="T19">—</text:span> так он назвал его. Синопсис восстановить не удалось <text:span text:style-name="T19">—</text:span> Свирл записал его на некачественной бумаге. Треть заклинания Твайли восстановила экстраполяцией <text:span text:style-name="T1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9">—</text:span> всего лишь появился ты! <text:span text:style-name="T19">–</text:span> это слово Селестия выдохнула мне в лицо, буквально ткнув меня носом. <text:span text:style-name="T19">–</text:span> И всё это время я думала <text:span text:style-name="T19">—</text:span> кто ты? Наше спасение, или всего лишь горькая шутка судьбы? И я до сих пор не знаю. </text:p>
      <text:p text:style-name="P2">Ты извини, Макс, я разнервничалась/ <text:span text:style-name="T19">–</text:span> Селестия отвернулась от меня. Я протянул руку и осторожно поправил локон переливающейся гривы. <text:span text:style-name="T1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1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9">–</text:span> Я не смогу сделать тебя счастливой, Тия, <text:span text:style-name="T19">–</text:span> я покачал головой. <text:span text:style-name="T19">– </text:span>Я не знаю, чем вам помочь. Скорее всего, я попал сюда случайно.</text:p>
      <text:p text:style-name="P2"><text:span text:style-name="T19">–</text:span> Я так и думала, <text:span text:style-name="T19">–</text:span> кивнула головой Селестия. <text:span text:style-name="T1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2"/>
      <text:p text:style-name="P52">Она вытянула шею и начала по очереди сгибать-разгибать ноги, разминая суставы.</text:p>
      <text:p text:style-name="P52"><text:span text:style-name="T19">–</text:span> Слишком поздно, <text:span text:style-name="T19">–</text:span> пробормотала она, глядя через панорамное окно на ночное небо. <text:span text:style-name="T19">–</text:span> Даже, скорее, рано. Сестра скоро вернётся.</text:p>
      <text:p text:style-name="P2"/>
      <text:p text:style-name="P2"><text:span text:style-name="T19">–</text:span> Макс, <text:span text:style-name="T19">–</text:span> обернулась она ко мне, <text:span text:style-name="T1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4" text:outline-level="2">В библиотеке замка Селестии</text:h>
      <text:p text:style-name="P88"/>
      <text:p text:style-name="P3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9">&lt;</text:span><text:span text:style-name="T30">название книги</text:span><text:span text:style-name="T1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9">&lt;</text:span><text:span text:style-name="T30">название библиотеки</text:span><text:span text:style-name="T19">&gt;</text:span>, пытаясь найти хоть какую-нибудь зацепку. Но всё тщётно.</text:p>
      <text:p text:style-name="P2">Если верить заклинанию, я <text:span text:style-name="T19">—</text:span> внешняя сила, и если меня хорошо попросить <text:span text:style-name="T19">&lt;</text:span><text:span text:style-name="T30">см. выше - ночь с Селестией</text:span><text:span text:style-name="T1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4" text:outline-level="2">Понивилль</text:h>
      <text:p text:style-name="P2"/>
      <text:h text:style-name="P14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text:soft-page-break/>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44" text:outline-level="2">Первый сеанс двойного сна. Рэрити</text:h>
      <text:p text:style-name="P2"/>
      <text:p text:style-name="P2"><text:span text:style-name="T19">&lt;</text:span><text:span text:style-name="T3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0">Сон одновременно смотрели Рэрити, Пинки и РД. Флатти и ЭйДжей не успели подойти вовремя, т.к. жили за городом.</text:span><text:span text:style-name="T1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9">–</text:span> Кровать для тебя маловата, Макс, <text:span text:style-name="T19">–</text:span> извиняющимся тоном сообщила Твайлайт. <text:span text:style-name="T19">–</text:span> Мы сдвинули два матраса на полу. Вы с Рэрити должны поместиться.</text:p>
      <text:p text:style-name="P2"><text:span text:style-name="T19">–</text:span> Может, и поместимся. Но, вообще, я во сне верчусь.</text:p>
      <text:p text:style-name="P2"><text:span text:style-name="T19">–</text:span> Не страшно, ты не успеешь… <text:span text:style-name="T19">–</text:span> её слова были заглушены звоном входного колокольчика. Хлопнула дверь и в читальный зал вошла светлая единорожка.</text:p>
      <text:p text:style-name="P2"><text:span text:style-name="T1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9">—</text:span> всё это придавало Рэрити неожиданный шарм.</text:p>
      <text:p text:style-name="P2"><text:soft-page-break/><text:span text:style-name="T19">–</text:span> Рэрити, ты выглядишь… Замечательно выглядишь! <text:span text:style-name="T19">–</text:span> растерянно пролепетала Твайлайт.</text:p>
      <text:p text:style-name="P2"><text:span text:style-name="T19">–</text:span> Дааааааа… Замечательно! <text:span text:style-name="T19">–</text:span> наконец-то смог закрыть рот <text:span text:style-name="T1">и втянуть слюни </text:span>Спайк.</text:p>
      <text:p text:style-name="P2"><text:span text:style-name="T1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9">–</text:span> смущённо сказала Рэрити, глядя мимо меня своими фиолетовыми глазами.</text:p>
      <text:p text:style-name="P2"><text:span text:style-name="T19">–</text:span> Спасибо, Рэрити. Ты выглядишь потрясно. <text:span text:style-name="T1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9">–</text:span> Ну что же, если готовы <text:span text:style-name="T1">—</text:span> ложитесь на матрас и расслабьтесь. Вы должны касаться друг-друга. <text:span text:style-name="T1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9">–</text:span> Готовы? <text:span text:style-name="T19">–</text:span> Спросила Твайлайт.</text:p>
      <text:p text:style-name="P2"><text:span text:style-name="T19">–</text:span> Я готова. <text:span text:style-name="T19">–</text:span> <text:span text:style-name="T1">о</text:span>тозвалась Рэрити.</text:p>
      <text:p text:style-name="P2"><text:span text:style-name="T19">–</text:span> Готов. <text:span text:style-name="T1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4" text:outline-level="2">Сон Макса</text:h>
      <text:p text:style-name="P88"/>
      <text:p text:style-name="P2"><text:span text:style-name="T19">&lt;</text:span><text:span text:style-name="T3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5"><text:span text:style-name="T19">–</text:span> Готова, <text:span text:style-name="T19">–</text:span> процедила она.</text:p>
      <text:p text:style-name="P35">В сон отправились сразу три пони <text:span text:style-name="T19">—</text:span> Рэрити, Рэйнбоу Дэш и Пинки. Пинки после пробуждения Макса пробуждается безумной <text:span text:style-name="T19">—</text:span> Твайлайт пытается её лечить</text:p>
      <text:p text:style-name="P2"><text:span text:style-name="T30">Эгрегор Эквестрии </text:span><text:span text:style-name="T33">—</text:span><text:span text:style-name="T30"> Селестия </text:span><text:span text:style-name="T33">—</text:span><text:span text:style-name="T30"> на кончике главного рога Анакорна</text:span><text:span text:style-name="T19">&gt;</text:span></text:p>
      <text:p text:style-name="P5">***</text:p>
      <text:p text:style-name="P2"><text:span text:style-name="T19">–</text:span> Вставай, Макс! <text:span text:style-name="T19">–</text:span> Маленькое копыто надавливало мне на грудь, делая энергичные круговые движения.</text:p>
      <text:p text:style-name="P2"><text:span text:style-name="T19">–</text:span> Твайлайт? <text:span text:style-name="T19">–</text:span> Взгляд сфокусировался на лавандовой единорожке, озабоченно осматривающей меня и продолжающей массаж в области сердца.</text:p>
      <text:p text:style-name="P2"><text:span text:style-name="T19">–</text:span> Мне не понравился цвет твоей мордочки. Ты стал слишком бледный. Я решила прервать твой сон. Как ты себя ...</text:p>
      <text:p text:style-name="P2"><text:soft-page-break/><text:span text:style-name="T19">–</text:span> … чувствуешь, дорогая Рэрити?! Я могу чем-нибудь помочь? Вот, выпей воды! <text:span text:style-name="T19">–</text:span> <text:span text:style-name="T1">д</text:span>ракончик метался вокруг светлой единорожки, в волнении заламывая лапки.</text:p>
      <text:p text:style-name="P2"><text:span text:style-name="T19">–</text:span> Спасибо, Спайк! Ты очень любезен! <text:span text:style-name="T19">–</text:span> Рэрити приподнялась на матрасе и сделала пару глотков из услужливо поднесенного Спайком стакана.</text:p>
      <text:p text:style-name="P2"><text:span text:style-name="T19">–</text:span> Я в порядке. Что-то удалось узнать? <text:span text:style-name="T19">–</text:span> обратился я к Рэрити.</text:p>
      <text:p text:style-name="P2"><text:span text:style-name="T19">–</text:span> Я всё расскажу, <text:span text:style-name="T19">–</text:span> кивнула единорожка. <text:span text:style-name="T1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9">–</text:span> Годится, <text:span text:style-name="T19">–</text:span> кивнула Твайлайт. <text:span text:style-name="T19">–</text:span> Тогда до завтрашнего вечера каждый свободен и занимается своими делами.</text:p>
      <text:p text:style-name="P2"><text:span text:style-name="T19">– </text:span>Да, Макс?</text:p>
      <text:p text:style-name="P2"><text:span text:style-name="T1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9">–</text:span> Я помогу-у-у-у! <text:span text:style-name="T19">–</text:span> <text:span text:style-name="T1">з</text:span>апрыгала на месте Пинки.</text:p>
      <text:p text:style-name="P2"><text:span text:style-name="T19">–</text:span> Я помогу! <text:span text:style-name="T19">–</text:span> <text:span text:style-name="T1">н</text:span>еожиданно вызвалась Рэйнбоу Дэш, до этого безучастно наблюдавшая за нами.</text:p>
      <text:p text:style-name="P2"/>
      <text:p text:style-name="P39"/>
      <text:p text:style-name="P2"/>
      <text:p text:style-name="P2"><text:span text:style-name="T19">–</text:span> Я первая предложила! <text:span text:style-name="T19">–</text:span> возмутилась Пинки.</text:p>
      <text:p text:style-name="P2"><text:span text:style-name="T19">–</text:span> Предложила не ты, а Твайлайт. <text:span text:style-name="T19">–</text:span> <text:span text:style-name="T1">п</text:span>арировала Рэйнбоу Дэш.</text:p>
      <text:p text:style-name="P2"><text:span text:style-name="T19">–</text:span> Не ссорьтесь, <text:span text:style-name="T1">кобылки</text:span>! Давайте сегодня мне показывает Понивилль Пинки, а завтра <text:span text:style-name="T1">—</text:span> ты, Рэйнбоу. <text:span text:style-name="T19">–</text:span> <text:span text:style-name="T1">п</text:span>редложил я. <text:span text:style-name="T19">–</text:span> Годится?</text:p>
      <text:p text:style-name="P2"><text:span text:style-name="T19">–</text:span> Лады. <text:span text:style-name="T19">–</text:span> проворчала пегаска. <text:span text:style-name="T19">–</text:span> Приходи завтра на девять к библиотеке. Нет, лучше на десять.</text:p>
      <text:p text:style-name="P2"><text:span text:style-name="T19">–</text:span> Хорошо, Рэйнбоу Дэш. Договорились.</text:p>
      <text:p text:style-name="P2"><text:span text:style-name="T19">–</text:span> Пошли-пошли-пошли-пошли, <text:span text:style-name="T19">–</text:span> подталкивала меня головой к выходу Пинки. <text:span text:style-name="T1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9">–</text:span> <text:span text:style-name="T1">э</text:span>нергия Пинки была неиссякаема.</text:p>
      <text:p text:style-name="P2"><text:span text:style-name="T19">–</text:span> Ффух! Дай отдышаться.</text:p>
      <text:p text:style-name="P2"><text:soft-page-break/><text:span text:style-name="T19">–</text:span> Устал? <text:span text:style-name="T19">–</text:span> <text:span text:style-name="T1">у</text:span>частливо спросила Пинки.</text:p>
      <text:p text:style-name="P2"><text:span text:style-name="T1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9">–</text:span> Да? Тогда пойдём перекусим.</text:p>
      <text:p text:style-name="P2">Манерный пони-оффициант выслушал наши пожелания и удалился.</text:p>
      <text:p text:style-name="P2"><text:span text:style-name="T19">–</text:span> А какой у тебя был образ жизни?</text:p>
      <text:p text:style-name="P2"><text:span text:style-name="T19">–</text:span> В основном, <text:span text:style-name="T1">э</text:span>сидячий.</text:p>
      <text:p text:style-name="P2"><text:span text:style-name="T1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9">–</text:span> А у нас сидячая работа в порядке вещей.</text:p>
      <text:p text:style-name="P2"><text:span text:style-name="T19">–</text:span> Ужас-ужас! <text:span text:style-name="T19">–</text:span> Пинки прижала копыта передних ног к голове. <text:span text:style-name="T1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9">&lt;</text:span><text:span text:style-name="T30">Рэйнбоу объясняет Максу, почему Пинки расплатилась за него </text:span><text:span text:style-name="T31">—</text:span><text:span text:style-name="T30"> и вспоминает, что когда-то уже объясняла нечто подобное (Леро)</text:span></text:p>
      <text:p text:style-name="P2"><text:span text:style-name="T30">У Твайлайт после видения гибели Кимеринна появились морщинки возле глаз</text:span><text:span text:style-name="T19">&gt;</text:span></text:p>
      <text:p text:style-name="P2"/>
      <text:h text:style-name="P14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9">–</text:span> Привет! Куда это ты собрался? <text:span text:style-name="T19">–</text:span> <text:span text:style-name="T1">п</text:span>розвучало из листвы, как только я взялся за ручку двери. С ветки на землю спланировала Рэйнбоу Дэш.</text:p>
      <text:p text:style-name="P2"><text:span text:style-name="T19">–</text:span> Она ещё спит. Вчера пересидела за книгами. Не стоит её будить. <text:span text:style-name="T19">–</text:span> пегаска <text:span text:style-name="T1">к</text:span>ивнула на дверь. <text:span text:style-name="T19">–</text:span> Ну, пошли?</text:p>
      <text:p text:style-name="P2"><text:span text:style-name="T19">–</text:span> Пошли, Рэйнбоу Дэш. А куда?</text:p>
      <text:p text:style-name="P2"><text:span text:style-name="T19">–</text:span> Слушай, зови меня Дэш. А то и мне придётся звать тебя полным именем, а я этого не выношу.</text:p>
      <text:p text:style-name="P2"><text:span text:style-name="T19">–</text:span> Договорились, Дэш. Так куда мы идём?</text:p>
      <text:p text:style-name="P2"><text:span text:style-name="T19">–</text:span> К <text:span text:style-name="T19">&lt;</text:span><text:span text:style-name="T30">водопаду</text:span><text:span text:style-name="T19">&gt;</text:span>. Там здоровски красивое место.</text:p>
      <text:p text:style-name="P2"><text:span text:style-name="T19">–</text:span> А я думал, ты хочешь показать мне Понивилль.</text:p>
      <text:p text:style-name="P2"><text:span text:style-name="T19">–</text:span> Да ладно, <text:span text:style-name="T19">–</text:span> засмеялась пегаска, скосив на меня смущёную мордочку, <text:span text:style-name="T1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9">–</text:span> Макс, <text:span text:style-name="T19">–</text:span> нарушила молчание Дэш, <text:span text:style-name="T1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9">–</text:span> Дежа вю? Ты об этом?</text:p>
      <text:p text:style-name="P2"><text:span text:style-name="T19">– </text:span>Что? Какое ещё дежавю?</text:p>
      <text:p text:style-name="P2"><text:span text:style-name="T19">–</text:span> Ложные воспоминания. Ты помнишь о чём-то, чего на самом деле никогда не было.</text:p>
      <text:p text:style-name="P2"><text:span text:style-name="T19">–</text:span> Хм. Может, и дежавю… Может… А если всё же было? Но ты не помнишь когда и как?</text:p>
      <text:p text:style-name="P2"><text:span text:style-name="T19">–</text:span> Дэш, не говори загадками. Если хочешь услышать внятный ответ, задавай внятный вопрос.</text:p>
      <text:p text:style-name="P2"><text:span text:style-name="T19">–</text:span> Не готова я… задать внятный вопрос. <text:span text:style-name="T19">–</text:span> <text:span text:style-name="T1">п</text:span>робормотала пегаска. <text:span text:style-name="T19">–</text:span> Нам туда.</text:p>
      <text:p text:style-name="P2">Дэш указала на тропку, уводящую от путей в молодой берёзово-кленовый лесок.</text:p>
      <text:p text:style-name="P2"><text:span text:style-name="T19">–</text:span> Ну-у-у, так мы до вечера не дойдём. <text:span text:style-name="T19">–</text:span> <text:span text:style-name="T1">н</text:span>едовольно заметила Дэш через пару минут. <text:span text:style-name="T19">–</text:span> Пробежимся?</text:p>
      <text:p text:style-name="P2"><text:span text:style-name="T19">–</text:span> Из меня бегун тот ещё. <text:s/>Я проплыть могу больше, чем пробежать.</text:p>
      <text:p text:style-name="P2"><text:span text:style-name="T1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9">–</text:span> Всё, Дэш. Я больше не могу.</text:p>
      <text:p text:style-name="P2"><text:span text:style-name="T19">–</text:span> Ты шутишь? Мы и полмили не пробежали.</text:p>
      <text:p text:style-name="P2"><text:span text:style-name="T19">–</text:span> Понимаешь, бег <text:span text:style-name="T1">—</text:span> не моя сильная сторона. Никогда не умел долго бегать.</text:p>
      <text:p text:style-name="P2"><text:span text:style-name="T19">–</text:span> Как же ты жил тогда? <text:span text:style-name="T19">–</text:span> недоумённо уставилась на меня пегаска. <text:span text:style-name="T19">– </text:span><text:span text:style-name="T1">Летать-то ты тоже не умеешь?</text:span></text:p>
      <text:p text:style-name="P2"><text:span text:style-name="T1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9">–</text:span> Ничего себе “скорее исключение, чем правило”, <text:span text:style-name="T19">–</text:span> удивлённо повторила Дэш. <text:span text:style-name="T19">–</text:span> Да у нас это такое же исключение, как нелетающий пегас! Какое уж там “правило”! Дискорд, что же нам делать? Так мы не успеем…</text:p>
      <text:p text:style-name="P2"><text:span text:style-name="T19">–</text:span> Мы можем вернуться. А это место ты покажешь мне в другой раз. Выберемся туда в двухдневный поход.</text:p>
      <text:p text:style-name="P2"><text:span text:style-name="T19">–</text:span> Нет уж! Никаких “вернуться”. Если вернёмся, то никогда уже там не побываем. <text:span text:style-name="T19">–</text:span> <text:span text:style-name="T1">с</text:span>ерьёзно заявила Дэш. <text:span text:style-name="T19">–</text:span> Уж поверь мне. Вот что. У тебя передние лапы <text:span text:style-name="T1">—</text:span> те, которые с пальцами, <text:span text:style-name="T1">—</text:span> сильные?</text:p>
      <text:p text:style-name="P2"><text:span text:style-name="T19">&lt;</text:span><text:span text:style-name="T30">Cначала описать попытку усесться сверху. На первой попытке Макс поранился об брошь в гриве РД в виде радужной молнии</text:span><text:span text:style-name="T19">&gt;</text:span></text:p>
      <text:p text:style-name="P2"><text:span text:style-name="T19">–</text:span> Сможешь меня удержать?</text:p>
      <text:p text:style-name="P2"><text:span text:style-name="T19">–</text:span> Ты про руки, что ли? Смогу. А зачем?</text:p>
      <text:p text:style-name="P2"><text:span text:style-name="T1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9">–</text:span> <text:span text:style-name="T1">н</text:span>ачала оправдываться Дэш.</text:p>
      <text:p text:style-name="P2"><text:span text:style-name="T19">–</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9">–</text:span> Ну да, не сообразила сразу насчёт баланса, <text:span text:style-name="T19">–</text:span> рассмеялась пегаска, вставая на ноги. <text:span text:style-name="T1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9">–</text:span> Ю-у-у-у-ху-у-у-у!!! <text:span text:style-name="T1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9">&lt;</text:span><text:span text:style-name="T30">Дэш расплачивается за Макса в кафе. Когда тот спрашивает, почему она и Пинки платят за него, Дэш, вместо ответа, говорит:</text:span></text:p>
      <text:p text:style-name="P2"><text:span text:style-name="T33">–</text:span><text:span text:style-name="T30"> Пинки? </text:span><text:span text:style-name="T33">–</text:span><text:span text:style-name="T30"> Дэш сморщила нос. </text:span><text:span text:style-name="T33">–</text:span><text:span text:style-name="T30"> Я скажу ей, чтоб больше не </text:span><text:span text:style-name="T33">платила.</text:span><text:span text:style-name="T19">&gt;</text:span></text:p>
      <text:p text:style-name="P2"><text:span text:style-name="T19">Хотя</text:span> за то немногое время, что мы провели вместе, я понял, что ожидать от голубой пегаски предсказуемости <text:span text:style-name="T1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9">—</text:span> скажем, 35 <text:span text:style-name="T19">– </text:span>40 метров (на 50 я без дыхательной подготовки давно не замахиваюсь, а о 75-ти уже даже и не вспоминаю), но в такой воде <text:span text:style-name="T1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9">–</text:span> Ф-р-р-р. Тьфу! Бр-р-р.</text:p>
      <text:p text:style-name="P2">Дэш выплюнула меня на берег и сама упала рядом.</text:p>
      <text:p text:style-name="P2"><text:span text:style-name="T19">–</text:span> Что ж? Ты? Не? Сказал? Что? <text:s/>Не? Умеешь? Плавать? <text:span text:style-name="T19">–</text:span> <text:span text:style-name="T1">в</text:span> промежутках между вздохами процедила Дэш.</text:p>
      <text:p text:style-name="P2"><text:span text:style-name="T19">–</text:span> С чего ты взяла? Я умею.</text:p>
      <text:p text:style-name="P2"><text:span text:style-name="T19">–</text:span> Ты ушёл под воду! И не выныривал! <text:span text:style-name="T19">–</text:span> <text:span text:style-name="T1">о</text:span>т возмущения пегаска даже забыла дышать.</text:p>
      <text:p text:style-name="P2"><text:span text:style-name="T19">–</text:span> Я не выныривал, потому что решил поплавать под водой. Я, вообще, это дело люблю.</text:p>
      <text:p text:style-name="P2"><text:span text:style-name="T19">–</text:span> Что??! И ты не предупредил меня?!! Знаешь, как я испугалась?!! Ни одна пони без магии столько под водой не продержится!!</text:p>
      <text:p text:style-name="P2"><text:span text:style-name="T1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9">–</text:span> Да. Это я виновата. Я дура. Извини, <text:span text:style-name="T19">–</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1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9">&lt;</text:span><text:span text:style-name="T30">В Кантерлоте Макс присутствует на церемонии прощания с Кимеринном</text:span><text:span text:style-name="T1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9">–</text:span> Ух ты! <text:span text:style-name="T1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9">–</text:span> Как тут…</text:p>
      <text:p text:style-name="P2"><text:span text:style-name="T19">–</text:span> Красиво, правда? <text:span text:style-name="T19">–</text:span> Дэш отследила мой взгляд и кивнула.</text:p>
      <text:p text:style-name="P2"><text:span text:style-name="T19">–</text:span> Красиво <text:span text:style-name="T1">—</text:span> это не то <text:span text:style-name="T1">чувство</text:span>. Тут чудесно! Просто слов нет…</text:p>
      <text:p text:style-name="P2"><text:span text:style-name="T1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9">–</text:span> А сейчас? Сейчас у тебя есть такое чувство?</text:p>
      <text:p text:style-name="P2"><text:span text:style-name="T19">–</text:span> Сейчас мне хочется, чтобы ты это видел. Не знаю почему. То есть, не совсем чтобы не знаю. <text:span text:style-name="T19">–</text:span> Дэш отпрянула и посмотрела мне в глаза. <text:span text:style-name="T1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9">–</text:span> Это исключено, Дэш. Я никак не мог повстречаться с тобой в своём мире.</text:p>
      <text:p text:style-name="P2"><text:span text:style-name="T19">–</text:span> Да? Странно. Откуда же это чувство, будто я тебя знаю? <text:span text:style-name="T19">–</text:span> <text:span text:style-name="T1">п</text:span>робормотала пегаска. <text:span text:style-name="T1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9">–</text:span> Тебе надо просушить шерсть. Снимай-ка одежду! <text:span text:style-name="T19">–</text:span> <text:span text:style-name="T1">с</text:span>командовала Дэш.</text:p>
      <text:p text:style-name="P2"><text:span text:style-name="T1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9">–</text:span> Куда это ты спрятался? <text:span text:style-name="T19">–</text:span> <text:span text:style-name="T1">з</text:span>аросли вербы раздвинулись, пропуская пегаску.</text:p>
      <text:p text:style-name="P2"><text:span text:style-name="T19">–</text:span> Оп-па! <text:span text:style-name="T1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9">–</text:span> Ты чего? <text:span text:style-name="T19">–</text:span> <text:span text:style-name="T1">в</text:span> конце-концов озадаченно спросила она. <text:span text:style-name="T19">–</text:span> Что-то не так?</text:p>
      <text:p text:style-name="P2"><text:span text:style-name="T19">–</text:span> Не так, <text:span text:style-name="T19">–</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2"><text:span text:style-name="T19">–</text:span> А с кем не так? Со мной? С тобой? Или вообще? <text:span text:style-name="T19">–</text:span> <text:span text:style-name="T1">д</text:span>опытывалась пегаска.</text:p>
      <text:p text:style-name="P2"><text:span text:style-name="T19">–</text:span> Наверное, со мной. <text:span text:style-name="T19">–</text:span> <text:span text:style-name="T1">я</text:span> завязал рукава куртки за спиной и вышел из-за куста. <text:span text:style-name="T19">–</text:span> Видишь ли, у нас, у людей, не принято находиться без одежды в обществе других… людей.</text:p>
      <text:p text:style-name="P2"><text:span text:style-name="T19">–</text:span> Ну и?</text:p>
      <text:p text:style-name="P2"><text:span text:style-name="T1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9">–</text:span> А какой смысл в этом правиле? Какую цель оно преследует?</text:p>
      <text:p text:style-name="P2"><text:span text:style-name="T1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9">–</text:span> Я знаю, что такое социальное табу, <text:span text:style-name="T19">–</text:span> важно кивнула Дэш. <text:span text:style-name="T1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9">–</text:span> Вот видишь, ты меня правильно поняла. Описанные тобой табу у нас, кстати, тоже есть.</text:p>
      <text:p text:style-name="P2"><text:span text:style-name="T19">–</text:span> Но, с другой стороны, <text:span text:style-name="T19">–</text:span> продолжала пегаска, подходя ко мне поближе, <text:span text:style-name="T1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9">–</text:span> Дэш подошла вплотную, <text:span text:style-name="T1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9">–</text:span> Дэш!.. Блин! <text:span text:style-name="T1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9">&lt;</text:span><text:span text:style-name="T30">Аликорны </text:span><text:span text:style-name="T33">—</text:span><text:span text:style-name="T30"> элементали. Они воплощают в себе какую-либо сторону чаяний и настроений сообщества пони. Анакорн </text:span><text:span text:style-name="T33">—</text:span><text:span text:style-name="T30"> супераликорн, элементаль всего мира</text:span><text:span text:style-name="T19">&gt;</text:span></text:p>
      <text:p text:style-name="P15"/>
      <text:p text:style-name="P2"><text:span text:style-name="T19">– </text:span>Ты так смешно выглядишь, когда пытаешься спрятаться. <text:span text:style-name="T19">–</text:span> <text:span text:style-name="T1">п</text:span>егаска, немного наклонив голову, наблюдала за моими попытками скрестить ноги и обнять колени руками. <text:span text:style-name="T19">–</text:span> Ты выглядишь как Флаттершай, когда её попросили спеть на празднике <text:span text:style-name="T19">&lt;</text:span><text:span text:style-name="T33">zxcbzxcvb</text:span><text:span text:style-name="T19">&gt;</text:span>.</text:p>
      <text:p text:style-name="P2">Я не ответил.</text:p>
      <text:p text:style-name="P2">Пегаска подошла поближе и села, прижавшись тёплым боком ко мне.</text:p>
      <text:p text:style-name="P2"><text:span text:style-name="T19">–</text:span> Ты молчишь. Я опять рассердила тебя, да? У меня постоянно с этим проблемы. <text:span text:style-name="T19">–</text:span> Дэш напряжённо смотрела в одну точку прямо перед собой. Её шерсть не могла скрыть мелко дрожи. <text:span text:style-name="T1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9">–</text:span> А-ХА-ХА-ХА-ХА!!! <text:span text:style-name="T1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9">–</text:span> У тебя оригинальный способ исповедаться, Дэш, <text:span text:style-name="T19">–</text:span> наконец закашлялся я. <text:span text:style-name="T19">–</text:span> Затащить в укромное местечко, попытаться утопить, а под конец сорвать штаны и… <text:span text:style-name="T19">–</text:span> тут Дэш сама прыснула от смеха.</text:p>
      <text:p text:style-name="P2"><text:soft-page-break/>Вдоволь отсмеявшись, Дэш ткнула меня носом в грудь и спросила:</text:p>
      <text:p text:style-name="P2"><text:span text:style-name="T19">–</text:span> И?</text:p>
      <text:p text:style-name="P2"><text:span text:style-name="T19">–</text:span> Что “и”?</text:p>
      <text:p text:style-name="P2"><text:span text:style-name="T19">–</text:span> Ты сказал: “ А под конец сорвать штаны и…” <text:span text:style-name="T19">–</text:span> вот я и хочу знать, что “и”?</text:p>
      <text:p text:style-name="P2">Я смутился.</text:p>
      <text:p text:style-name="P2"><text:span text:style-name="T19">–</text:span> Да ничего… Не бери в голову.</text:p>
      <text:p text:style-name="P2"><text:span text:style-name="T19">–</text:span> А я хочу брать! Какой ты всё-таки… <text:span text:style-name="T19">–</text:span> Дэш встала, потянувшись сначала передней половиной, потом задней.</text:p>
      <text:p text:style-name="P2"><text:span text:style-name="T19">–</text:span> Какой?</text:p>
      <text:p text:style-name="P2"><text:span text:style-name="T19">–</text:span> Скучный <text:span text:style-name="T1">—</text:span> вот какой! <text:span text:style-name="T1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9">–</text:span> Короче, решай. <text:span text:style-name="T19">–</text:span> <text:span text:style-name="T1">е</text:span>ё нос почти касался моего. <text:span text:style-name="T1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9">–</text:span> Дэш, ты..?</text:p>
      <text:p text:style-name="P2"><text:span text:style-name="T19">–</text:span> Да, Дискорд тебя забери! Я предлагаю тебе ЗА-НЯТЬ-СЯ СЕК-СОМ со мной! <text:span text:style-name="T19">–</text:span> <text:span text:style-name="T1">п</text:span>очти зло отчеканила пегаска. <text:span text:style-name="T1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9">–</text:span> Дэш!</text:p>
      <text:p text:style-name="P2"><text:span text:style-name="T19">–</text:span> Да? <text:span text:style-name="T1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9">–</text:span> Ничего себе!</text:p>
      <text:p text:style-name="P2"><text:span text:style-name="T19">–</text:span> А ты как думал, откуда взялись пони-пегасы и пони-единороги?</text:p>
      <text:p text:style-name="P2"><text:span text:style-name="T19">–</text:span> Я думал, они всегда были.</text:p>
      <text:p text:style-name="P2"><text:span text:style-name="T19">–</text:span> Не всегда. Пегасы произошли от земных пони и грифонов. Пони-единороги <text:span text:style-name="T19">–</text:span> от земных пони и диких единорогов.</text:p>
      <text:p text:style-name="P2"><text:span text:style-name="T19">–</text:span> А что это за дикие единороги?</text:p>
      <text:p text:style-name="P2"><text:span text:style-name="T19">–</text:span> Сейчас они почти не встречаются. У них хвосты как у льва <text:span text:style-name="T1">—</text:span> с кисточкой на конце. И раздвоенные копыта.</text:p>
      <text:p text:style-name="P2"><text:span text:style-name="T19">–</text:span> А аликорны от кого произошли? От пегасов и единорогов?</text:p>
      <text:p text:style-name="P2"><text:span text:style-name="T19">–</text:span> Нет, <text:span text:style-name="T19">–</text:span> отрицательно покачала головой Дэш. <text:span text:style-name="T19">–</text:span> Никто не знает, как появились аликорны. Одно я знаю точно: если единорог спарится с пегасом, аликорна не получится.</text:p>
      <text:p text:style-name="P2"><text:soft-page-break/><text:span text:style-name="T19">–</text:span> Что ж, спасибо, что просветила. Однако…</text:p>
      <text:p text:style-name="P2"><text:span text:style-name="T19">–</text:span> Что?</text:p>
      <text:p text:style-name="P2"><text:span text:style-name="T19">–</text:span> Ты лежишь на мне.</text:p>
      <text:p text:style-name="P2"><text:span text:style-name="T19">–</text:span> Ну да, лежу, <text:span text:style-name="T19">–</text:span> Дэш ехидно улыбнулась и заёрзала животом. <text:span text:style-name="T19">–</text:span> А что?</text:p>
      <text:p text:style-name="P2"><text:span text:style-name="T19">–</text:span> А то, что в таком положении я до тебя не достану! У тебя слишком высоко расположена... ммм… анатомия.</text:p>
      <text:p text:style-name="P2"><text:span text:style-name="T19">–</text:span> Потерпи чуть-чуть, <text:span text:style-name="T19">–</text:span> пегаска хихикнула и снова заёрзала животом, прижав его ко мне. <text:span text:style-name="T1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9">–</text:span> Дэш, <text:span text:style-name="T19">–</text:span> прошептал я, <text:span text:style-name="T1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9">–</text:span> Я чувствую тебя, <text:span text:style-name="T19">–</text:span> промурлыкала Дэш. <text:span text:style-name="T1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9">–</text:span> Эт-то магия-а-а-а. <text:span text:style-name="T19">–</text:span> <text:span text:style-name="T1">т</text:span>яжело дышала пегаска. <text:span text:style-name="T19">–</text:span> Фактическая поверхность крыльев с помощью магии увеличивается в несколько раз. И... м-м-м… силы отталкивания хватает на то, чтобы… уффф... <text:span text:style-name="T1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9">–</text:span> Чтобы поднять в воздух вес своего тела и ещё примерно такой же… <text:span text:style-name="T19">–</text:span> прошептала пегаска и закрыла глаза, уткнувшись носом мне в предплечье. Дыхание у неё стало прерывистым.</text:p>
      <text:p text:style-name="P2"><text:span text:style-name="T19">–</text:span> А как вы удерживаетесь на облаках? Ведь вы при этом не машете крыльями? <text:span text:style-name="T1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9">–</text:span> Макс, не издевайся, <text:span text:style-name="T19">–</text:span> пегаска нервно хихикнула и вдруг стала нежно, кончиками губ, жевать мочку моего уха. <text:span text:style-name="T19">–</text:span> Я не-мо-гу думать в та-ком… ммм… состоянии.</text:p>
      <text:p text:style-name="P2"><text:span text:style-name="T19">–</text:span> Дэш, <text:span text:style-name="T19">–</text:span> рассмеялся я, <text:span text:style-name="T19">–</text:span> отпусти ухо!</text:p>
      <text:p text:style-name="P2"><text:span text:style-name="T19">–</text:span> Отпускаю, <text:span text:style-name="T19">–</text:span> шепнула пегаска мне в ухо. <text:span text:style-name="T19">–</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9">–</text:span> Мы опаздываем! Рэрити назначила на восемь часов вечера у Твайлайт!</text:p>
      <text:p text:style-name="P2"><text:span text:style-name="T19">&lt;</text:span><text:span text:style-name="T30">Р/Д отправляется в сон до Рэрити и там вспоминает Леро/Листа.</text:span><text:span text:style-name="T19">&gt;</text:span></text:p>
      <text:p text:style-name="P2">Пока я одевался, пегаска в нетерпении рыла копытом землю.</text:p>
      <text:p text:style-name="P2"><text:soft-page-break/><text:span text:style-name="T19">–</text:span> Оделся? Хватайся! <text:span text:style-name="T19">–</text:span> Дэш подпрыгнула и зависла у меня над головой, давая схватиться за ноги.</text:p>
      <text:p text:style-name="P2">И мы понеслись…</text:p>
      <text:p text:style-name="P2"/>
      <text:h text:style-name="P144" text:outline-level="2"/>
      <text:p text:style-name="P88"/>
      <text:p text:style-name="P88"/>
      <text:p text:style-name="P88"/>
      <text:p text:style-name="P88"/>
      <text:p text:style-name="P88"/>
      <text:p text:style-name="P88"/>
      <text:p text:style-name="P88"/>
      <text:p text:style-name="P88"/>
      <text:p text:style-name="P2"><text:span text:style-name="T19">&lt;</text:span><text:span text:style-name="T30">Подходя к замку Принцесс, Дэш рассказывает Максу обо сне, который она утаила - с Леро.</text:span><text:span text:style-name="T19">&gt;</text:span> </text:p>
      <text:p text:style-name="P2"/>
      <text:p text:style-name="P2"><text:span text:style-name="T19">&lt;</text:span><text:span text:style-name="T30">Кто следующий готов рассказывать?</text:span></text:p>
      <text:p text:style-name="P35">Пинки дёрнулась на месте, но промолчала.</text:p>
      <text:p text:style-name="P2"><text:span text:style-name="T33">–</text:span><text:span text:style-name="T30"> Я расскажу, - шагнула вперёд радужная пегаска. </text:span><text:span text:style-name="T33">–</text:span><text:span text:style-name="T30"> Хотя вряд ли ты узнаешь что-то полезное. Там галиматья какая-то…</text:span><text:span text:style-name="T19">&gt;</text:span></text:p>
      <text:p text:style-name="P2"/>
      <text:p text:style-name="P2"><text:span text:style-name="T19">&lt;</text:span><text:span text:style-name="T30">Сон РД:</text:span></text:p>
      <text:p text:style-name="P35">...Неприятный зудящий звук, включается картинка. /сюжет из праздника падающих листьев (РД наблюдает саму себя) <text:span text:style-name="T19">–</text:span> original story <text:span text:style-name="T19">–</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9">—</text:span> Эгрегора Эквестрии. Сфера рябит и дрожит, её изображение двоится, троится и множится.</text:p>
      <text:p text:style-name="P35">После рассказа РД рассказывает Пинки. При расказе становится ясно её безумие <text:span text:style-name="T19">—</text:span> она становится Пинкаминой из-за её сна <text:span text:style-name="T19">—</text:span> “Кексиков”. Также она видит во сне центр Эгрегора Эквестрии <text:span text:style-name="T19">—</text:span> Селестию. И она видит, как Селестия превращается в набор цифр и уходит в экран <text:span text:style-name="T19">—</text:span> в мир Терры.</text:p>
      <text:p text:style-name="P35">После чего происходит исчезновение Селестии. Макс + Шестёрка (без Пинки и Рэрити <text:span text:style-name="T1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0">В мире Терры они ищут Селестию. В конце-концов Макс находит её в кибермозге </text:span><text:span text:style-name="T33">—</text:span><text:span text:style-name="T3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3">—</text:span><text:span text:style-name="T30"> Эгрегором Эквестрии. После чего пееренос на Землю на 10 лет назад. Начало написания “Последнего фанфика”.</text:span><text:span text:style-name="T19">&gt;</text:span></text:p>
      <text:p text:style-name="P15"/>
      <text:p text:style-name="P2"><text:span text:style-name="T19">–</text:span> Ну ладно, посижу ночью над книгами. Кто следующий? <text:span text:style-name="T19">– </text:span>Твайлайт посмотрела на Пинки, но та только тёрла копытом висок и морщила лоб, словно пытаясь что-то вспомнить.</text:p>
      <text:p text:style-name="P2"><text:span text:style-name="T19">–</text:span> Я расскажу, - шагнула вперёд радужная пегаска. <text:span text:style-name="T19">–</text:span> Хотя вряд ли ты узнаешь что-то полезное. Там дискордовщина какая-то…</text:p>
      <text:p text:style-name="P2"/>
      <text:h text:style-name="P144" text:outline-level="2"><text:soft-page-break/></text:h>
      <text:p text:style-name="P5">***</text:p>
      <text:p text:style-name="P2"><text:span text:style-name="T19">–</text:span> А дальше ты спихнула меня с него и стала приводить его в чувство. <text:span text:style-name="T19">–</text:span> <text:span text:style-name="T1">з</text:span>акончила рассказа Рэйнбоу Дэш.</text:p>
      <text:p text:style-name="P2"><text:span text:style-name="T19">–</text:span> Хм. Несколько эпизодов, включая рекурсивный сон. И опять сфера из светящихся точек. <text:span text:style-name="T19">–</text:span> <text:span text:style-name="T1">о</text:span>тметила Твайлайт.</text:p>
      <text:p text:style-name="P2"><text:span text:style-name="T19">–</text:span> Что такое “рекурсивный сон”?</text:p>
      <text:p text:style-name="P2"><text:span text:style-name="T1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9">–</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9">–</text:span> Пинки, что с тобой? <text:span text:style-name="T19">–</text:span> Твайлайт склонилась над розовой пони. <text:span text:style-name="T19">–</text:span> У тебя волосы распрямились. И поседели.</text:p>
      <text:p text:style-name="P2"><text:span text:style-name="T19">–</text:span> Как поседели?! <text:span text:style-name="T19">–</text:span> <text:span text:style-name="T1">в</text:span>оскликнула Рэрити, тоже склоняясь над Пинки. <text:span text:style-name="T19">–</text:span> Дорогая, но ты слишком молода для седины! Я могу порекомендовать тебе очень хороший лосьон…</text:p>
      <text:p text:style-name="P2"><text:span text:style-name="T19">–</text:span> Дайте ей рассказать сон, <text:span text:style-name="T19">–</text:span> протиснулась между подруг РД. <text:span text:style-name="T19">–</text:span> Что ты…</text:p>
      <text:p text:style-name="P2"><text:span text:style-name="T19">–</text:span> А<text:span text:style-name="T1">АА</text:span>!!! <text:span text:style-name="T19">–</text:span> Пинки тонко вскрикнула и затряслась, глядя на РД полными ужаса глазами.</text:p>
      <text:p text:style-name="P2"><text:span text:style-name="T19">–</text:span> Ты чего? <text:span text:style-name="T19">–</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9">–</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9">–</text:span> Пинки, дорогая, успокойся, <text:span text:style-name="T19">–</text:span> успокоительно проворковала Рэрити, заслонив РД и принявшись обтирать ей лоб влажным полотенцем, <text:span text:style-name="T19">–</text:span> что бы это ни было, оно уже прошло. Ты проснулась.</text:p>
      <text:p text:style-name="P2"><text:span text:style-name="T19">–</text:span> Если тебе тяжело вспоминать сон, не мучайся, <text:span text:style-name="T19">–</text:span> обратилась Твайлайт.</text:p>
      <text:p text:style-name="P2"><text:span text:style-name="T19">–</text:span> Мне не тяжело, - пробормотала Пинки. Вид Рэрити её явно успокаивал. <text:span text:style-name="T19">–</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9">–</text:span> Постой-постой, Пинки. Кто <text:span text:style-name="T1">—</text:span> она? Какое облако? Какая открытая дверь? <text:span text:style-name="T19">–</text:span> <text:span text:style-name="T1">з</text:span>апуталась Твайлайт.</text:p>
      <text:p text:style-name="P2"><text:span text:style-name="T19">–</text:span> Там была дверь. Неподалёку от шара. Или окно <text:span text:style-name="T1">—</text:span> не помню. В него прыгали пони из шара. И туда улетела Она в виде облака цифр. <text:span text:style-name="T19">–</text:span> Пинки растерялась и наморщила лоб, пытаясь вспомнить.</text:p>
      <text:p text:style-name="P2"><text:span text:style-name="T19">–</text:span> А кто такая “Она”? <text:span text:style-name="T19">–</text:span> не выдержала Дэш.</text:p>
      <text:p text:style-name="P2"><text:span text:style-name="T19">– </text:span><text:span text:style-name="T1">ААА</text:span>!!! <text:span text:style-name="T19">–</text:span> Пинки бросила взгляд на РД и забилась в истерике. <text:span text:style-name="T19">–</text:span> Дэш, пожалуйста, я не хотела! Это не я, я не могла! Просто не могла, пойми! Прости меня! <text:span text:style-name="T19">–</text:span> Розовая кобылка в беспамятстве опустилась на пол, закрывая глаза копытами.</text:p>
      <text:p text:style-name="P2"><text:span text:style-name="T19">–</text:span> Это неестественные страдания. <text:span text:style-name="T19">–</text:span> пробормотала Твайлайт. <text:span text:style-name="T19">–</text:span> Пинки никогда не впадала в отчаяние НАСТОЛЬКО глубоко. И по такому пустячному поводу, как какой-то сон.</text:p>
      <text:p text:style-name="P2"><text:span text:style-name="T19">–</text:span> Бедняжка, <text:span text:style-name="T19">–</text:span> прошептала Рэрити, <text:span text:style-name="T19">–</text:span> у неё сейчас вид как у <text:span text:style-name="T19">&lt;</text:span><text:span text:style-name="T30">сумасшедшей кобылы</text:span><text:span text:style-name="T19">&gt;</text:span>, когда та пытается спрятаться от полной луны. Я пойду, отведу её в госпиталь. Мне кажется, в ближайшее время ей понадобится уход.</text:p>
      <text:p text:style-name="P2"><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9">–</text:span> Мда. <text:span text:style-name="T19">–</text:span> Твайлайт беспомощно уставилась в закрывшуюся дверь. <text:span text:style-name="T19">–</text:span> Индрэ не предупреждал о таких последствиях <text:span text:style-name="T19">&lt;</text:span><text:span text:style-name="T30">добавить сочувствия</text:span><text:span text:style-name="T19">&gt;</text:span>.</text:p>
      <text:p text:style-name="P2"/>
      <text:p text:style-name="P2"><text:span text:style-name="T19">&lt;</text:span><text:span text:style-name="T30">После этого случая Тавйлайт решает прекратить сеансы двойного сна. Сеанса с ЭйДжей и Флатти не будет</text:span><text:span text:style-name="T19">&gt;</text:span></text:p>
      <text:p text:style-name="P2"/>
      <text:h text:style-name="P144"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text:span text:style-name="T19">–</text:span> И в твоём мире нет пони-пегасов и пони-единорогов? Есть только земнопони? <text:span text:style-name="T19">–</text:span> допытывалась РД.</text:p>
      <text:p text:style-name="P2"><text:span text:style-name="T1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9">&lt;</text:span><text:span text:style-name="T31">название</text:span><text:span text:style-name="T1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9">–</text:span> Ну хорошо, а кто вами правит? Аликорн? Драконикус? Какой-нибудь человек с рогом во лбу? Или у вас нет правителя?</text:p>
      <text:p text:style-name="P2"><text:span text:style-name="T19">–</text:span> Нет, почему? Правитель есть. Только он не постоянный. Его избирают. Раз в несколько лет.</text:p>
      <text:p text:style-name="P2"><text:span text:style-name="T19">–</text:span> Но это же полная ерунда! <text:span text:style-name="T19">–</text:span> <text:span text:style-name="T1">в</text:span>оскликнула Д<text:span text:style-name="T1">эш</text:span>. <text:span text:style-name="T19">–</text:span> С какой стати он будет заботиться о королевстве как о своём, если будет знать, что через несколько лет оно будет не его? <text:span text:style-name="T19">&lt;</text:span><text:span text:style-name="T31">изменить причину удивления</text:span><text:span text:style-name="T1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9">–</text:span> Хм. Узнаю походку Твайлайт. Что-то случилось. <text:span text:style-name="T19">–</text:span> заметила <text:span text:style-name="T1">пегаска</text:span>.</text:p>
      <text:p text:style-name="P2">И впрямь, на запыхавшейся единорожке лица не было.</text:p>
      <text:p text:style-name="P2"><text:span text:style-name="T19">–</text:span> Она исчезла!!! <text:span text:style-name="T19">–</text:span> Твайлайт не могла отдышаться.</text:p>
      <text:p text:style-name="P2"><text:span text:style-name="T19">–</text:span> Кто <text:span text:style-name="T1">—</text:span> она??? <text:span text:style-name="T19">–</text:span> <text:span text:style-name="T1">х</text:span>ором воскликнули мы и переглянулись.</text:p>
      <text:p text:style-name="P2"><text:span text:style-name="T19">–</text:span> Прин-цес-са Се-лес-ти-я! <text:span text:style-name="T19">–</text:span> <text:span text:style-name="T1">п</text:span>о слогам отчеканила Твайлайт. <text:span text:style-name="T19">–</text:span> Только это между нами. Государственная тайна. Нас вызывают в Кантерлот.</text:p>
      <text:p text:style-name="P2"><text:span text:style-name="T19">–</text:span> Ну и дела, <text:span text:style-name="T19">–</text:span> покачала головой Д<text:span text:style-name="T1">эш</text:span>. <text:span text:style-name="T19">–</text:span> Я слетаю за остальными. Мы ещё успеем на вечерний поезд.</text:p>
      <text:p text:style-name="P2"><text:span text:style-name="T1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9">–</text:span> Рада видеть вас, мои дорогие, <text:span text:style-name="T19">–</text:span> поприветствовала Луна кобылок. Я удостоился едва заметного кивка. <text:span text:style-name="T19">–</text:span> А где элементы Щедрости и Веселья?</text:p>
      <text:p text:style-name="P2"><text:span text:style-name="T19">–</text:span> Рэрити осталась ухаживать за Пинки. Та очень больна, <text:span text:style-name="T19">–</text:span> выступила за всех Твайлайт. <text:span text:style-name="T19">–</text:span> Что произошло? Стража сказала нам…</text:p>
      <text:p text:style-name="P2"><text:span text:style-name="T19">–</text:span> Увы, они не солгали. Моя сестра пропала вчера утром. Стража видела её накануне вечером, но утром нашли только примятую постель. Я знаю, <text:span text:style-name="T19">–</text:span> тут Луна повернулась ко мне и с едва заметным <text:soft-page-break/>сарказмом продолжила, <text:span text:style-name="T1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9">–</text:span> Не могу ничем помочь. Я знаю не больше твоего.</text:p>
      <text:p text:style-name="P2">Луна как будто ожидала такой ответ.</text:p>
      <text:p text:style-name="P2"><text:span text:style-name="T19">–</text:span> В таком случае мне понадобится твоя помощь, <text:span text:style-name="T19">–</text:span> Луна кивнула Твайлайт. <text:span text:style-name="T19">–</text:span> Ты была её ближайшей и лучшей ученицей и, я надеюсь, поможешь понять мне, где она находится сейчас.</text:p>
      <text:p text:style-name="P2"><text:span text:style-name="T19">–</text:span> Приложу все усилия, Ваше Высочество. Но мне понадобится провести некоторое время в библиотеке Кантерлота.</text:p>
      <text:p text:style-name="P2"><text:span text:style-name="T1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4" text:outline-level="2">Поиск решения</text:h>
      <text:p text:style-name="P88"/>
      <text:p text:style-name="P2"><text:span text:style-name="T1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1">Луна приносит в жертву свою кровь, чтобы путешествие к замку прошло без потерь. Жертва не принимается — Дэш погибает</text:span>&gt;</text:p>
      <text:p text:style-name="P2"><text:span text:style-name="T19">&lt;</text:span><text:span text:style-name="T30">Как Луна, Твайлайт и Дискорд через месяц будут пробираться к замку Принцесс, если к нему уже сейчас пройти почти невозможно?</text:span><text:span text:style-name="T19">&gt;</text:span></text:p>
      <text:p text:style-name="P15"/>
      <text:p text:style-name="P2"><text:span text:style-name="T19">&lt;</text:span><text:span text:style-name="T3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3">—</text:span><text:span text:style-name="T30"> Луна создаёт обратный коридор в срок.</text:span><text:span text:style-name="T19">&gt;</text:span></text:p>
      <text:p text:style-name="P2"/>
      <text:h text:style-name="P14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9">—</text:span> место торможения Кимеринна.</text:p>
      <text:p text:style-name="P2"><text:soft-page-break/>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9">—</text:span> виднелось под листвой плюща.</text:p>
      <text:p text:style-name="P2">“Откуда здесь взялся рухнувший Боинг?” <text:span text:style-name="T19">&lt;</text:span><text:span text:style-name="T31">Дуглас </text:span><text:span text:style-name="T33">—</text:span><text:span text:style-name="T31"> </text:span><text:span text:style-name="T33">DC-3</text:span><text:span text:style-name="T1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9">&lt;</text:span><text:span text:style-name="T30">высоко летать нельзя из-за молний</text:span><text:span text:style-name="T1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9">—</text:span> приготовились! Р-раз! Два!! Три!!! <text:span text:style-name="T1">–</text:span> <text:span text:style-name="T1">из</text:span> носа Дискорда на приборную панель капал пот.</text:p>
      <text:p text:style-name="P2"><text:soft-page-break/>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9">—</text:span> помогают идти Твайлайт. Макс и Дэш <text:span text:style-name="T1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9">&lt;</text:span><text:span text:style-name="T30">двухмесячной</text:span><text:span text:style-name="T19">&gt;</text:span> давности осталось лишь направление движения.</text:p>
      <text:p text:style-name="P2">И опять, как <text:span text:style-name="T19">&lt;</text:span><text:span text:style-name="T30">два</text:span><text:span text:style-name="T1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oft-page-break/><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9">&lt;</text:span><text:span text:style-name="T30">основного потока</text:span><text:span text:style-name="T1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9">&lt;</text:span><text:span text:style-name="T30">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9">&gt;</text:span></text:p>
      <text:p text:style-name="P2"><text:soft-page-break/></text:p>
      <text:h text:style-name="P14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9">&lt;</text:span><text:span text:style-name="T30">три месяца</text:span><text:span text:style-name="T1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9">&gt;</text:span>\Привет, Нексус. Это Макс.</text:p>
      <text:p text:style-name="P2"><text:span text:style-name="T19">&lt;\</text:span>Привет, Макс. Рад тебя видеть.</text:p>
      <text:p text:style-name="P24">Хм. Блок эмоций? Или просто модификация стандартного приветствия?</text:p>
      <text:p text:style-name="P2"><text:span text:style-name="T19">&gt;\</text:span>Нексус, отключи память событий за последнюю неделю.</text:p>
      <text:p text:style-name="P2"><text:span text:style-name="T19">&lt;\</text:span>Выполнено, Макс.</text:p>
      <text:p text:style-name="P2"><text:span text:style-name="T19">&gt;</text:span>\Задача по корпоративной логике. Выдай наиболее оптимальное решение.</text:p>
      <text:p text:style-name="P2"><text:span text:style-name="T19">&lt;\</text:span>Жду с нетерпением, Макс.</text:p>
      <text:p text:style-name="P2"><text:span text:style-name="T19">&gt;\</text:span>Постановка задачи.</text:p>
      <text:p text:style-name="P2"><text:span text:style-name="T1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9">&gt;\</text:span>Ограничения.</text:p>
      <text:p text:style-name="P2"><text:span text:style-name="T19">&gt;\</text:span>Ты не можешь подать в суд на компанию Б и ждать результатов, так как за время разбирательства компания А обанкротится.</text:p>
      <text:p text:style-name="P2"><text:span text:style-name="T19">&gt;\</text:span>Задание.</text:p>
      <text:p text:style-name="P2"><text:span text:style-name="T19">&gt;\</text:span>Устранить опасность банкротства корпорации А. Просчитать варианты активностей для среднего и <text:soft-page-break/>высокого уровней напряжённостей.</text:p>
      <text:p text:style-name="P2"><text:span text:style-name="T19">&lt;\</text:span>Задача принята...</text:p>
      <text:p text:style-name="P2"><text:span text:style-name="T19">&lt;\</text:span>...</text:p>
      <text:p text:style-name="P2"><text:span text:style-name="T19">&lt;\</text:span>...</text:p>
      <text:p text:style-name="P2"><text:span text:style-name="T19">&lt;\</text:span>Решение:</text:p>
      <text:p text:style-name="P2"><text:span text:style-name="T19">&lt;\&lt;</text:span><text:span text:style-name="T30">Не следует противопоставлять злу ещё большее зло - это только усилит его — </text:span><text:span text:style-name="T31">кодовая фраза</text:span><text:span text:style-name="T3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9">&lt;</text:span><text:span text:style-name="T30">трёх</text:span><text:span text:style-name="T1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9">&lt;</text:span><text:span text:style-name="T30">три месяца</text:span><text:span text:style-name="T1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9">&lt;</text:span><text:span text:style-name="T3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4" text:outline-level="2"><text:soft-page-break/>Безнадёжность</text:h>
      <text:p text:style-name="P15">&lt;<text:span text:style-name="T3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9">&lt;</text:span><text:span text:style-name="T30">расширить</text:span><text:span text:style-name="T1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9">&lt;</text:span><text:span text:style-name="T30">расширить</text:span><text:span text:style-name="T1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9">&lt;</text:span><text:span text:style-name="T30">клоунов/санта-клаусов</text:span><text:span text:style-name="T19">&gt;</text:span>, подстерегавших меня на подходе к офису. Возвратившись домой я с удивлением обнаружил сзади <text:span text:style-name="T19">&lt;</text:span><text:span text:style-name="T30">пять</text:span><text:span text:style-name="T19">&gt;</text:span>длинную прореху в куртке, <text:span text:style-name="T19">&lt;</text:span><text:span text:style-name="T30">как будто сделанную пятернёй с металлическими когтями</text:span><text:span text:style-name="T19">&gt;</text:span>явно сделанную ударом ножа вдогонку наотмашь <text:span text:style-name="T19">&lt;</text:span><text:span text:style-name="T30">Эпплджек понадобилось два часа, чтобы зашить её</text:span><text:span text:style-name="T1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9">&lt;</text:span><text:span text:style-name="T30">подать фонарь под другим сосусом</text:span><text:span text:style-name="T1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9">&lt;</text:span><text:span text:style-name="T30">уменьшить подозрения — о них должен догадаться Макс</text:span><text:span text:style-name="T1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9">&lt;</text:span><text:span text:style-name="T30">улучшить</text:span><text:span text:style-name="T19">&gt;</text:span>. А тот случай, когда мне пришлось зашивать тебе куртку после нападения убийц <text:span text:style-name="T19">&lt;</text:span><text:span text:style-name="T30">клоунов/санта-клаусов</text:span><text:span text:style-name="T1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4" text:outline-level="2"><text:soft-page-break/>След?</text:h>
      <text:p text:style-name="P88"/>
      <text:p text:style-name="P2"><text:span text:style-name="T19">&lt;</text:span><text:span text:style-name="T30">сначала эпизод - проверка сумки в серверной</text:span><text:span text:style-name="T19">&gt;</text:span></text:p>
      <text:p text:style-name="P2"><text:span text:style-name="T19">&lt;</text:span><text:span text:style-name="T3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9">&lt;</text:span><text:span text:style-name="T30">“Последний Единорог” Питера Бигла</text:span><text:span text:style-name="T1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9">&lt;</text:span><text:span text:style-name="T30">расширить. Перед кафешкой - диалог с Флатти и ЭйДжей. Все думают, что наконец-то нашли Селестию. Все ликуют</text:span><text:span text:style-name="T1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9">&lt;</text:span><text:span text:style-name="T30">Расширить сцену в кафе. Ожидание, подьём и… падение ожиданий</text:span><text:span text:style-name="T19">&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9">&lt;</text:span><text:span text:style-name="T30">упомянуть болезнь Флатти в соответствующем разделе</text:span><text:span text:style-name="T19">&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4" text:outline-level="2">Озарение</text:h>
      <text:p text:style-name="P2"/>
      <text:p text:style-name="P2"><text:span text:style-name="T19">&lt;</text:span><text:span text:style-name="T3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9">&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1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1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19">– </text:span>Ну хорошо. Убедила. В конце-концов, можем поступить так. Вы с Флатти вернётесь обратно а я продолжу поиски здесь.</text:p>
      <text:p text:style-name="P72"><text:span text:style-name="T19">– </text:span>А как мы узнаем, что ты нашёл принцессу? – хмуро отозвалась Эпплджек. – Сами вы вряд ли сможете отсюда создать коридор к Эквестрии.</text:p>
      <text:p text:style-name="P72"><text:span text:style-name="T19">– </text:span>Вы можете связываться со мной раз в месяц по коридору.</text:p>
      <text:p text:style-name="P72"><text:span text:style-name="T1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19">– </text:span>Ну, не раз в месяц <text:span text:style-name="T1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Эпплджек недоверчиво хмыкнула.</text:p>
      <text:p text:style-name="P72"><text:span text:style-name="T1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1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19">– </text:span>Конечно оставаться. Кто ещё, кроме нас, может найти её?</text:p>
      <text:p text:style-name="P72"><text:span text:style-name="T19">– </text:span>Я думал, ты не сможешь оставить Энджела и всех остальных надолго.</text:p>
      <text:p text:style-name="P72"><text:span text:style-name="T1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19">– </text:span>Извини, Флаттершай, забылся.</text:p>
      <text:p text:style-name="P77"><text:span text:style-name="T19">– </text:span>Та ладно, я ж не против, – возразила Эпплджек. – Не парься, Флатти. Было б хуже, если б он <text:s/>назвал меня Эпплджек на людях.</text:p>
      <text:p text:style-name="P77"><text:span text:style-name="T19">– </text:span>Ты так... – запнулась Флаттершай. – Так быстро забыла свою ферму. И...</text:p>
      <text:p text:style-name="P77"><text:span text:style-name="T1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19">– </text:span>Как ты можешь так говорить? – расплакалась Флаттершай.</text:p>
      <text:p text:style-name="P77"><text:span text:style-name="T19">– </text:span>Эй, девушки, не ссорьтесь! Мы — одна команда! И надеюсь, останемся ею и в дальнейшем. </text:p>
      <text:list xml:id="list8176060881687970303" text:style-name="L5">
        <text:list-header>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oft-page-break/><text:span text:style-name="T19">– </text:span>А если нет? – Эпплджек смотрела мне мне прямо в глаза.</text:p>
      <text:list xml:id="list193704125047772" text:continue-numbering="true" text:style-name="L5">
        <text:list-header>
          <text:p text:style-name="P137">Я молча пожал плечами. Эпплджек уверенно продолжила.</text:p>
        </text:list-header>
      </text:list>
      <text:p text:style-name="P77"><text:span text:style-name="T1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19">– </text:span>Спасибо, ЭйДжей.</text:p>
      <text:p text:style-name="P77"><text:span text:style-name="T1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706026882880" text:continue-numbering="true" text:style-name="L5">
        <text:list-header>
          <text:p text:style-name="P137">Флаттершай пробормотала нечто, показавшееся мне знакомым.</text:p>
        </text:list-header>
      </text:list>
      <text:p text:style-name="P77"><text:span text:style-name="T19">– </text:span>Флатти, ты что-то сказала? Я не расслышал.</text:p>
      <text:p text:style-name="P77"><text:span text:style-name="T19">– </text:span>Намерение Изменяет Реальность.</text:p>
      <text:p text:style-name="P77"><text:span text:style-name="T19">– </text:span>Эээ. А где ты слышала эту фразу, если не секрет?</text:p>
      <text:p text:style-name="P77"><text:span text:style-name="T1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704413305640" text:continue-numbering="true" text:style-name="L5">
        <text:list-header>
          <text:p text:style-name="P137">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19">– </text:span>Флатти, ЭйДжей, буду через час. Ждите!</text:p>
      <text:p text:style-name="P72"/>
      <text:h text:style-name="P143" text:outline-level="2">Почти.</text:h>
      <text:p text:style-name="P85"/>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19">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text:soft-page-break/>–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
      <text:h text:style-name="P143" text:outline-level="2">Дискорд</text:h>
      <text:p text:style-name="P88"/>
      <text:p text:style-name="P85">Девушки поспешно собирались, пока я растолковывал им задачу.</text:p>
      <text:p text:style-name="P85"><text:span text:style-name="T1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19">– </text:span>Это тот твой приятель, который разбился с полгода назад? – спросила Эпплджек.</text:p>
      <text:p text:style-name="P85"><text:span text:style-name="T19">– </text:span>Да, это он.</text:p>
      <text:p text:style-name="P85"><text:span text:style-name="T19">– </text:span>А как мы попадём в его квартиру? Там сейчас кто-то живёт? – Флаттершай прыгала на одной ноге, натягивая кед.</text:p>
      <text:p text:style-name="P85"><text:span text:style-name="T1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19">Nissan Navara</text:span> и направился к маленькому электрическому <text:span text:style-name="T19">Eva. </text:span>Для того, чтоб не привлекать внимание, самое оно. <text:s/><text:span text:style-name="T19">&lt;</text:span><text:span text:style-name="T3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9">&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9">&lt;</text:span><text:span text:style-name="T30">Плохо написано!</text:span><text:span text:style-name="T19">&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pan text:style-name="T19">– </text:span>Макс, что случилось? У нас проблемы?</text:p>
      <text:p text:style-name="P86"><text:span text:style-name="T1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pan text:style-name="T19">– </text:span>Так что, будем ломать дверь? – Эпплджек критически осмотрелась, подмечая бабулек на лавочке и зевак во внутреннем скверике.</text:p>
      <text:p text:style-name="P86"><text:span text:style-name="T19">– </text:span>Нет нужды. Лучше станьте-ка сзади меня так, чтобы заслонить от этих бабулек и от вооон той камеры наблюдения.</text:p>
      <text:list xml:id="list8951647176352100891" text:style-name="L6">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Раздался лёгкий «кряк» и дверь подалась.</text:p>
      <text:p text:style-name="P109"><text:span text:style-name="T19">–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9"><text:span text:style-name="T19">– </text:span>Макс, тут окно разбито! И верёвка какая-то висит. – крикнула Флаттершай из кухни.</text:p>
      <text:p text:style-name="P109"><text:span text:style-name="T19">– </text:span>Оставь, Флатти, не сейчас! – отмахнулся я.</text:p>
      <text:p text:style-name="P115">Лампочка питания на ноутбуке горела, <text:s/>но подключенный монитор оставался тёмным. Я постучал по пробелу, но безрезультатно.</text:p>
      <text:p text:style-name="P109"><text:span text:style-name="T19">– </text:span>Может, стукни его хорошенько? – посоветовала Эпплджек. – Я всегда так делаю, когда у твоего компа интернет тормозит. Почти всегда помогает...</text:p>
      <text:p text:style-name="P109"><text:span text:style-name="T19">– </text:span>Монитор выключен. – <text:s/>раздалось из угла. Кресло с высокой спинкой повернулось, открыв нашим взорам Дискорда. </text:p>
      <text:p text:style-name="P10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9">Он приподнял панамку, дурашливо здороваясь.</text:p>
      <text:p text:style-name="P109"><text:span text:style-name="T19">– </text:span>Оп-па! – пробормотала Эпплджек. – Нежданчик!</text:p>
      <text:p text:style-name="P109"><text:span text:style-name="T19">– </text:span>Ты, я вижу, времени не терял, – моя рука под прикрытием стола медленно тянулась к тяжёлой фарфоровой кружке, стоящей на краю.</text:p>
      <text:p text:style-name="P90"><text:span text:style-name="T1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0"><text:span text:style-name="T19">– </text:span>А почему ты вообще решил искать нас тут? – спросила Эпплджек. – Приехал бы домой. Мы б тебя чаем напоили.</text:p>
      <text:p text:style-name="P90"><text:span text:style-name="T19">– </text:span>Видишь ли, дорогая Эй-Джей, я с самого начала знал, где находится наша уважаемая принцесса, а времени в обрез, так что...</text:p>
      <text:p text:style-name="P97">В проёме дверей появилась Флаттершай.</text:p>
      <text:p text:style-name="P90"><text:span text:style-name="T19">– </text:span>С кем это вы тут разговариваете?</text:p>
      <text:list xml:id="list5478441947127503072" text:style-name="L7">
        <text:list-header>
          <text:p text:style-name="P148">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97">Оглушённый Дискорд попытался было отъехать на кресле в сторону, но я припёр его стулом к стенке.</text:p>
      <text:p text:style-name="P90">– Жанна, Флатти, хватайте ноут и на выход! Я с ним разберусь! Не теряйте вре...!</text:p>
      <text:p text:style-name="P90">– ТЫ ИДИО...!!!</text:p>
      <text:p text:style-name="P90">Дискорд <text:s/>зорал одновременно со мной, прикрываясь от меня руками, когда раздался оглушительный</text:p>
      <text:p text:style-name="P90">...</text:p>
      <text:p text:style-name="P91">БАХ!!!</text:p>
      <text:p text:style-name="P90">…</text:p>
      <text:p text:style-name="P90">Эпплджек с <text:s/>нервным всхлипом опустила толстенный том «Энтерпрайз-паттернов» , издание девятое, дополненное.</text:p>
      <text:p text:style-name="P109">На лице Дискорда появилось удивлённо-мечтательное выражение и он вырубился.</text:p>
      <text:p text:style-name="P109"/>
      <text:h text:style-name="P144" text:outline-level="2">Селестия</text:h>
      <text:p text:style-name="P109"/>
      <text:p text:style-name="P8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9">Включенный монитор показал схематическое изображение Селестиии, </text:p>
      <text:p text:style-name="P110">&gt;\<text:span text:style-name="T1">Привет, Селестия. Это Макс. Как себя чувствуешь?</text:span></text:p>
      <text:p text:style-name="P110">&lt;\<text:span text:style-name="T1">Макс? МАКС??? МА-А-А-АКС!!! НАКОНЕЦ-ТО! КАК Я РАДА ТЕБЯ СЛЫШАТЬ! </text:span></text:p>
      <text:p text:style-name="P110">&gt;\<text:span text:style-name="T1">Я рад, что нашёл тебя, Тия.</text:span></text:p>
      <text:p text:style-name="P11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0">&gt;\<text:span text:style-name="T1">Тия, я сейчас подключу микрофон и колонки, и мы сможем общаться более удобно.</text:span></text:p>
      <text:p text:style-name="P109">…</text:p>
      <text:p text:style-name="P109">– Привет опять. Как ты меня слышишь?</text:p>
      <text:p text:style-name="P10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0">– <text:span text:style-name="T1">Могу себе представить. Как-то раз я провёл три часа камере сенсорной депривации. Мне не понравилось.</text:span></text:p>
      <text:p text:style-name="P109">– Эммм... Ваше Высочество, вы в порядке? Мы так рады, что наконец-то нашли Вас! – вклинилась в разговор Эпплджек.</text:p>
      <text:p text:style-name="P109">– Кто тут? Макс, кто ещё с тобой?</text:p>
      <text:p text:style-name="P110"><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0">– <text:span text:style-name="T1">Девочки? Я рада вас слышать. А Твайлайт нет рядом?</text:span></text:p>
      <text:p text:style-name="P10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9">При этих словах Дискорд замычал и задёргался. Эпплджек нахмурилась и проверила верёвки, привязывающие его к спинке стула.</text:p>
      <text:p text:style-name="P10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9">– Ноутбук — так называется место, где я нахожусь сейчас? А кто это мычит?</text:p>
      <text:p text:style-name="P10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9">– О, духи предков, но зачем??? Почему у него кляп во рту?</text:p>
      <text:p text:style-name="P109">– Мы связали его. Он нас предал. И тебя. И Эквестрию. Всех.</text:p>
      <text:p text:style-name="P109">При этих словах Эпплджек и Флаттершай непонимающе уставились на меня, а Дискорд протестующе замычал.</text:p>
      <text:p text:style-name="P109">Я начал рассказывать о своих догадках, и непонимающее выражение на лицах девушек сменилось удивлением.</text:p>
      <text:p text:style-name="P10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9">– А зачем тогда ты приложила его книгой? – непонимающе уставился я на неё.</text:p>
      <text:p text:style-name="P109">– Потому что ты напал на него. Я и подумала — тебе виднее. И подсобила.</text:p>
      <text:p text:style-name="P109">Флаттершай отрицающе мотнула головой.</text:p>
      <text:p text:style-name="P109">– Не может Дискорд быть предателем. Он мой друг.</text:p>
      <text:p text:style-name="P109">Дискорд благодарственно замычал и закивал головой.</text:p>
      <text:p text:style-name="P10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9">Дискорд завёл глаза на лоб и обречённо завыл.</text:p>
      <text:p text:style-name="P109">– Макс, постой. Дай мне поговорить с ним. – сказала Селестия. – Не могу поверить, что Дискорд на такое пошёл.</text:p>
      <text:p text:style-name="P109">– Ну хорошо. Поговори. Послушаем, что он скажет.</text:p>
      <text:p text:style-name="P109">Я красноречиво покачал кулак перед его носом и вытащил кляп.</text:p>
      <text:p text:style-name="P109">...</text:p>
      <text:p text:style-name="P98">– Ффы, тьфу, пффф, пфу! <text:span text:style-name="T19">&lt;</text:span><text:span text:style-name="T30">Вот дискорд! Я, то бишь!</text:span><text:span text:style-name="T1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9">— </text:span><text:span text:style-name="T1">получишь кляп обратно.</text:span></text:p>
      <text:p text:style-name="P98">– Это я-то устраиваю цирк?!! ДА ТЫ НА СЕБЯ ПОСМОТРИ, КЛОУН!!! На людей кидаешься, чашками бросаешься, вон, мне нос разбил! Дерёшься...</text:p>
      <text:p text:style-name="P98">Я угрожающе поднёс тряпку к лицу Дискорда.</text:p>
      <text:p text:style-name="P98">– Ещё одно слово в таком тоне, и ты заткнёшься, а мы уйдём в Эквестрию без тебя!</text:p>
      <text:p text:style-name="P9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8">Дискорд демонстративно закрыл рот и посвистывая уставился в потолок.</text:p>
      <text:p text:style-name="P98">Разговор зашёл в тупик.</text:p>
      <text:p text:style-name="P101"/>
      <text:p text:style-name="P102">На мониторе высветился текст:</text:p>
      <text:p text:style-name="P101">&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2"/>
      <text:p text:style-name="P102">Из колонок послышался лёгкий шорох.</text:p>
      <text:p text:style-name="P98">– Дик, сейчас не время для ссор. – голос Селестии был мягким, но настойчивым. – Мы в одной лодке.</text:p>
      <text:p text:style-name="P98">– Тебе легко говорить! Тебе не разбивали нос и не оскорбляли угрозами!</text:p>
      <text:p text:style-name="P98">– Ты должен понимать, что у Макса были все основания так себя вести. Твоё поведение вызвало подозрения у него, ведь он мало тебя знает. </text:p>
      <text:p text:style-name="P98">К уговорам Селестии присоединилась Флаттершай.</text:p>
      <text:p text:style-name="P98">– Дискорд, миленький, прости его. Макс хороший. Он просто не знал, что ты тоже хороший...</text:p>
      <text:p text:style-name="P98">У Дискорда покраснели уши и он засмущался и заворчал.</text:p>
      <text:p text:style-name="P9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8">Я пропустил «дятла» мимо ушей.</text:p>
      <text:p text:style-name="P10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9">***</text:p>
      <text:p text:style-name="P9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8">Потому разбрасываться такой возможностью не стоит. Если уж тебе повезло оказаться в новом мире — исследуй его сполна!..</text:p>
      <text:p text:style-name="P99">***</text:p>
      <text:p text:style-name="P104">&lt;<text:span text:style-name="T31">сюда можно вставить похождения Дискорда — вторая неопубликованная глава. Первая — секс с Селестией</text:span>&gt;</text:p>
      <text:p text:style-name="P99">***</text:p>
      <text:p text:style-name="P102">– Развяжите мне, наконец, руки! Или хотя бы одну. Плечами жестикулировать неудобно.... </text:p>
      <text:p text:style-name="P102">Я развязал Дискорду левую руку.</text:p>
      <text:p text:style-name="P10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2"><text:soft-page-break/>Дискорд принялся разминать затёкшее запястье.</text:p>
      <text:p text:style-name="P10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2">– Какое письмо, Корди? – вскинулась до этого зачарованно слушавшая Дискорда Флаттершай.</text:p>
      <text:p text:style-name="P102">– Ну ваше же! Вы с Эпплджек написали мне о своих мытарствах тут. Вежливо так написали, спасибо...</text:p>
      <text:p text:style-name="P102">Флаттершай покрылась пунцовыми пятнами.</text:p>
      <text:p text:style-name="P102">– Я... Мы... – тут она совсем стушевалась.</text:p>
      <text:p text:style-name="P102">– Так а почему ты сказал, что никто не уйдёт в Эквестрию? – наконец перебила Дискорда скучавшая до этого Эпплджек.</text:p>
      <text:p text:style-name="P102">Дискорд уставился на неё долгим взглядом, а потом хлопнул себя по лбу.</text:p>
      <text:p text:style-name="P10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9">&lt;</text:span><text:span text:style-name="T24">упомянуть, что Дискорд учился играть на гитаре в Эквестрии — брал уроки у Рэйнбоу</text:span><text:span text:style-name="T19">&gt;</text:span>).<text:span text:style-name="T19"> </text:span>То есть, эквестрийские три месяца немного короче местных...<text:span text:style-name="T19">&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9">&gt;</text:span></text:p>
      <text:p text:style-name="P102">– И что? – продолжила его мысль Эпплджек.</text:p>
      <text:p text:style-name="P102">– Эквестрийские <text:span text:style-name="T19">&lt;</text:span><text:span text:style-name="T30">три месяца</text:span><text:span text:style-name="T19">&gt;</text:span> КО-РО-ЧЕ местных. – с нажимом повторил Дискорд. – По моим подсчётам, на два дня.</text:p>
      <text:p text:style-name="P102">– И?!! – до меня уже дошло, но Эпплджек продолжала тупить.</text:p>
      <text:p text:style-name="P102">– Короче, времени у нас осталось что-то около пятнадцати минут. Или около того. – заявил Дискорд, поднеся к глазам запястье с массивными часами.</text:p>
      <text:p text:style-name="P102">– СКОЛЬКО??? – воскликнули хором я и девушки.</text:p>
      <text:p text:style-name="P102">Дискорд открыл было рот, но его слова заглушил звонок в дверь.</text:p>
      <text:p text:style-name="P102">– ОТКРОЙТЕ, ПОЛИЦИЯ! Вам даётся полминуты, чтобы открыть дверь. Через тридцать секунд дверь будет выбита!</text:p>
      <text:p text:style-name="P10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2">Блядь!</text:p>
      <text:p text:style-name="P102">– На крышу, живо!!! Через окно на кухне! – зашипел Дискорд, отчаянно дёргая узлы свободной рукой.</text:p>
      <text:p text:style-name="P102">Эпплджек, одной рукой сгребя в охапку ноутбук, второй увлекая Флаттершай, кинулась на кухню.</text:p>
      <text:p text:style-name="P102">– А толку? Куда мы с крыши денемся? – спросил я растерянно. Дискорд только раздражённо зарычал в ответ.</text:p>
      <text:p text:style-name="P98">Дверь содрогнулась от мощного удара. Послышался стук падающей штукатурки. Я сломя голову кинулся на кухню.</text:p>
      <text:p text:style-name="P98">– Развяжи меня, идиот!!! – гаркнул вдогонку Дискорд.</text:p>
      <text:p text:style-name="P9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8">– Давай на крышу! Я догоню! – рявкнул он, освобождая вторую руку.</text:p>
      <text:p text:style-name="P98">От второго удара дверная коробка крякнула и наполовину въехала в коридор. </text:p>
      <text:p text:style-name="P9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8">Верёвка в кухонном окне дёргалась от движений лезущих по ней Флатти и Эпплджек. Я словил её рукой и стал на подоконник.</text:p>
      <text:p text:style-name="P98">Чёрт!</text:p>
      <text:p text:style-name="P9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8">Но нет, триста тысяч чертей, раз девушки смогли – я тоже смогу!</text:p>
      <text:p text:style-name="P9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8">Я успел сократить расстояние до Эпплджек наполовину, когда девушки нашли решение.</text:p>
      <text:p text:style-name="P9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8">Я выдохнул.</text:p>
      <text:p text:style-name="P9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8">Чёрт! Чёрт! Чёрт! Чёрт!</text:p>
      <text:p text:style-name="P98"><text:soft-page-break/>Бля!!!...</text:p>
      <text:p text:style-name="P98">Верёвка закончилась, а вместе с ней прекратилась и боль в сожжёных суставах. Наконец-то у меня появилось время для паники. Я обнял ноги<text:span text:style-name="T19"> </text:span>Эпплджек покрепче, закрыл глаза и приготовился...</text:p>
      <text:p text:style-name="P98"/>
      <text:h text:style-name="P144" text:outline-level="2">Назад, в Эквестрию</text:h>
      <text:p text:style-name="P98"/>
      <text:p text:style-name="P98">Долго паниковать не пришлось. </text:p>
      <text:p text:style-name="P98">Я почувствовал сильный рывок за шиворот и захват поперёк груди. </text:p>
      <text:p text:style-name="P98">– ОТПУСТИ ДЕВЧОНКУ!!! – загрохотало мне в ухо. Я открыл глаза.</text:p>
      <text:p text:style-name="P9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8">Я чуть поднял глаза и уставился в чешуйчатую морду дракона.</text:p>
      <text:p text:style-name="P98">– Отпусти Эпплджек. Я её держу. – повторил Дискорд. – Мне сбалансироваться надо. Вы не такие уж и лёгкие.</text:p>
      <text:p text:style-name="P9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8">Наконец это ему удалось, и дальнейший подъём на крышу происходил в молчании.</text:p>
      <text:p text:style-name="P9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8">Флаттершай оторвала заплаканное лицо от моей ветровки.</text:p>
      <text:p text:style-name="P98">– Да-да, ты прав, Корди. Я готова.</text:p>
      <text:p text:style-name="P98">На длинной шее Дискорда разместились Эпплджек и Флаттершай. Я, для сохранения баланса, разместился позади крыльев.</text:p>
      <text:p text:style-name="P98">Дискорд расправил крылья и начал короткую пробежку к краю.</text:p>
      <text:p text:style-name="P10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8">И мы полетели навстречу закату.</text:p>
      <text:p text:style-name="P9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8">Впереди по курсу увеличивалась громада моей высотки. Дискорд летел прямо на разрыв в ограждении, который я проделал <text:span text:style-name="T19">&lt;</text:span><text:span text:style-name="T30">полгода</text:span><text:span text:style-name="T19">&gt;</text:span> назад своим проходом в Эквестрию.</text:p>
      <text:p text:style-name="P9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8">– Пристегните ремни! – проревел Дискорд, резко ускоряясь. – Будет весело!!!</text:p>
      <text:p text:style-name="P9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98">– ЙУУУУУУУХХХУУУУУ!!! – заорал Дискорд, сложил крылья и врезался в шар.</text:p>
      <text:p text:style-name="P103">&lt;<text:span text:style-name="T3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9">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19">–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
      <text:p text:style-name="P72"><text:span text:style-name="T1">&lt;</text:span><text:span text:style-name="T3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Я совсем запутался.</text:p>
      <text:p text:style-name="P72"><text:span text:style-name="T1">– </text:span>Какая проблема? Какое решение? Кто ты <text:span text:style-name="T1">вообще</text:span>?</text:p>
      <text:p text:style-name="P72"><text:span text:style-name="T19">– </text:span><text:span text:style-name="T1">Хорошо, с</text:span>ейчас объясню, <text:span text:style-name="T1">– </text:span>кивнул <text:span text:style-name="T1">Анакорн</text:span>. <text:span text:style-name="T19">–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text:soft-page-break/>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9">&lt;</text:span><text:span text:style-name="T31">привязать к реальным событиям, описанным выше</text:span><text:span text:style-name="T19">&gt;</text:span><text:span text:style-name="T1">. А из таких посёлков Эквестрия состоит на 80% </text:span><text:span text:style-name="T19">&lt;</text:span><text:span text:style-name="T3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28">Ученик поднял копыто, желая ответить на вопрос, когда Стар Свирл Бородатый громко икнул и </text:span><text:soft-page-break/><text:span text:style-name="T28">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28">–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19">&lt;</text:span>упомянуть в эпизоде на Терре, что МЛП-сериал закрылся год назад<text:span text:style-name="T19">&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19">&lt;</text:span><text:span text:style-name="T33">чёрт</text:span><text:span text:style-name="T19">&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1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1">– Хорошо. Уболтал. Кьютимарки беру на себя. Так и знал, что мне самое трудное достанется!</text:p>
      <text:p text:style-name="P11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1">Анакорн проследил мой взгляд.</text:p>
      <text:p text:style-name="P111">– Нечего так смотреть. Если я стану применять магию вместо ловкости, теряется весь смысл <text:soft-page-break/>упражнения... О, глянь-ка на Эквус!</text:p>
      <text:p text:style-name="P11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1"/>
      <text:p text:style-name="P113">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4"/>
      <text:p text:style-name="P11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3"/>
      <text:p text:style-name="P111">Я опять задумался. В голове было пусто. Хотя, если подумать с точки зрения программиста, можно... Наверное можно, раз все предыдущее прокатило...</text:p>
      <text:p text:style-name="P112">–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2">– Не понял? Это как? Как ты совместишь разрушенную магическими войнами Эквестрию с романтически-сексуальным раем для попаданцев?</text:p>
      <text:p text:style-name="P112"><text:span text:style-name="T1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2">Анакорн долго мусолил карандаш, а потом вдруг заржал.</text:p>
      <text:p text:style-name="P112"><text:span text:style-name="T1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2"><text:span text:style-name="T19">– </text:span>Я ничего никому не назначаю. Ты просил меня придумать отмазку для объяснения различий в фэндоме — я придумал. Не нравится — ну, извиняй.</text:p>
      <text:p text:style-name="P112">Анакорн примирительно похлопал меня по плечу.</text:p>
      <text:p text:style-name="P112"><text:span text:style-name="T1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2">Я подозрительно посмотрел на Анакорна.</text:p>
      <text:p text:style-name="P112"><text:span text:style-name="T19">– </text:span>Какой ещё, нафиг, «мой фанфик»? Я никакого фанфика не писал. И не собираюсь, вообще-то.</text:p>
      <text:p text:style-name="P112"><text:soft-page-break/>Анакорн ехидно ухмыльнулся и откинулся в кресле, переплетя пальцы за затылком.</text:p>
      <text:p text:style-name="P112"><text:span text:style-name="T1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1"><text:span text:style-name="T1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1"><text:span text:style-name="T1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1"><text:span text:style-name="T19">– </text:span>Факн щит<text:note text:id="ftn13" text:note-class="footnote"><text:note-citation>13</text:note-citation><text:note-body><text:p text:style-name="P10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1">Анакорн развёл руками.</text:p>
      <text:p text:style-name="P111"><text:span text:style-name="T1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1">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9">&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догадаться, о чём он думает.</text:p>
      <text:p text:style-name="P77">–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0">Такова природа 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19">&lt;</text:span><text:span text:style-name="T30">парадокс</text:span><text:span text:style-name="T1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9">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7">– Ты ещё увидишь пару снов на прощание. Удачи!</text:p>
      <text:p text:style-name="P77"/>
      <text:p text:style-name="P81">&lt;<text:span text:style-name="T1">- Но если миры Эквестрии станут существовать — появятся и те из них, в которых тьма страданий, постапокалипсис.</text:span></text:p>
      <text:p text:style-name="P81"><text:span text:style-name="T1">- И это лучше, чем не существовать, поверь</text:span>&gt;</text:p>
      <text:p text:style-name="P78"><text:soft-page-break/>***</text:p>
      <text:p text:style-name="P78"/>
      <text:p text:style-name="P77">&lt;<text:span text:style-name="T3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7"/>
      <text:p text:style-name="P77">– Привет, Макс. – образ Селестии снова реял передо мной, как <text:span text:style-name="T19">&lt;</text:span><text:span text:style-name="T30">полгода</text:span><text:span text:style-name="T19">&gt;</text:span> назад. – Я хочу поблагодарить тебя за всё.</text:p>
      <text:p text:style-name="P77">– Пожалста. – ответил я безучастно. – Всегда рад. Только Вам не нужно было ТАК распинаться, чтобы заручиться моей помощью.</text:p>
      <text:p text:style-name="P77">Селестия на мгновение смутилась, но продолжила.</text:p>
      <text:p text:style-name="P77">&lt;<text:span text:style-name="T30">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Я покачал головой.</text:p>
      <text:p text:style-name="P77"><text:span text:style-name="T3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7">– <text:s text:c="2"/>За благополучие Эквестрии я бы и не ТАК разопнулась.<text:span text:style-name="T19"> Я</text:span><text:span text:style-name="T3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8">Селестия кивнула, соглашаясь, и образ её начал меркнуть.</text:p>
      <text:p text:style-name="P103">– <text:span text:style-name="T1">Окей. Будь счастлив и... спасибо тебе за всё, Макс.</text:span></text:p>
      <text:p text:style-name="P98">…</text:p>
      <text:p text:style-name="P10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8"><text:soft-page-break/>Он нахлобучил на себя невесть откуда взявшуюся двууголку.</text:p>
      <text:p text:style-name="P98">– Как вам это нравится, господа?! Дискорд — спаситель Эквестрии! А ведь звучит!!! Разрешите откланяться!..</text:p>
      <text:p text:style-name="P98"/>
      <text:list xml:id="list2907487780802173026" text:style-name="L8">
        <text:list-header>
          <text:p text:style-name="P139">(<text:span text:style-name="T37">Луна — как повелительница снов, слышала разговор Макса с Анакорном</text:span>)</text:p>
          <text:p text:style-name="P140"/>
        </text:list-header>
      </text:list>
      <text:p text:style-name="P99">***</text:p>
      <text:p text:style-name="P72"><text:span text:style-name="T1">–</text:span> Ты?..</text:p>
      <text:p text:style-name="P72"><text:span text:style-name="T1">–</text:span> Ты??!</text:p>
      <text:p text:style-name="P72"><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19">– </text:span>Дискорд!.. Почему всё так паршиво… Я даже не могу уткнуться носом тебе в грудь. Я прохожу сквозь тебя, <text:span text:style-name="T19">–</text:span> всхлипнула сквозь зубы Рэйнбоу.</text:p>
      <text:p text:style-name="P72">Я опустил руку на шею Дэш и ощутил теплоту и лёгкое покалывание в пустоте.</text:p>
      <text:p text:style-name="P72"><text:span text:style-name="T19">–</text:span> Мне кажется, Дэш, <text:span text:style-name="T1">м</text:span>ы найдём способ связаться. Рано или поздно.</text:p>
      <text:p text:style-name="P72"><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
      <text:h text:style-name="P144" text:outline-level="2"><text:soft-page-break/>Земля</text:h>
      <text:p text:style-name="P75">Музыкальная тема из бегущего по лезвию бритвы — <text:span text:style-name="T19">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9">двенадцати приползу</text:span>. Надоело. <text:span text:style-name="T1">Закисать на работе — вредно для мозгов.</text:span> Надо отдохнуть. <text:span text:style-name="T19">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2"/>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
      <text:p text:style-name="P72"/>
      <text:p text:style-name="P72"/>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9">&lt;</text:span><text:span text:style-name="T31">Живая лошадь — не кошка, ухаживать за ней сложнее</text:span><text:span text:style-name="T1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9">–</text:span> Держись! <text:span text:style-name="T1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9">&lt;</text:span><text:span text:style-name="T30">взгляд</text:span><text:span text:style-name="T1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9">—</text:span> выглядело по-дурацки, но тем-не-менее <text:span text:style-name="T19">—</text:span> повозка начала медлено набирать высоту. </text:p>
      <text:p text:style-name="P2"/>
      <text:p text:style-name="P2"/>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22T19:37:03.401103148</dc:date>
    <meta:editing-duration>P69DT14H16M50S</meta:editing-duration>
    <meta:editing-cycles>3383</meta:editing-cycles>
    <meta:generator>LibreOffice/5.0.2.2$Linux_X86_64 LibreOffice_project/00m0$Build-2</meta:generator>
    <meta:document-statistic meta:table-count="0" meta:image-count="0" meta:object-count="0" meta:page-count="142" meta:paragraph-count="2913" meta:word-count="65544" meta:character-count="436004" meta:non-whitespace-character-count="370160"/>
  </office:meta>
</office:document-meta>
</file>